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2cm"/>
    </style:style>
    <style:style style:name="co2" style:family="table-column">
      <style:table-column-properties fo:break-before="auto" style:column-width="5.045cm"/>
    </style:style>
    <style:style style:name="co3" style:family="table-column">
      <style:table-column-properties fo:break-before="auto" style:column-width="13.035cm"/>
    </style:style>
    <style:style style:name="co4" style:family="table-column">
      <style:table-column-properties fo:break-before="auto" style:column-width="15.517cm"/>
    </style:style>
    <style:style style:name="co5" style:family="table-column">
      <style:table-column-properties fo:break-before="auto" style:column-width="6.384cm"/>
    </style:style>
    <style:style style:name="co6" style:family="table-column">
      <style:table-column-properties fo:break-before="auto" style:column-width="11.16cm"/>
    </style:style>
    <style:style style:name="co7" style:family="table-column">
      <style:table-column-properties fo:break-before="auto" style:column-width="4.411cm"/>
    </style:style>
    <style:style style:name="co8" style:family="table-column">
      <style:table-column-properties fo:break-before="auto" style:column-width="4.112cm"/>
    </style:style>
    <style:style style:name="co9" style:family="table-column">
      <style:table-column-properties fo:break-before="auto" style:column-width="2.258cm"/>
    </style:style>
    <style:style style:name="ro1" style:family="table-row">
      <style:table-row-properties style:row-height="1.169cm" fo:break-before="auto" style:use-optimal-row-height="false"/>
    </style:style>
    <style:style style:name="ro2" style:family="table-row">
      <style:table-row-properties style:row-height="0.695cm" fo:break-before="auto" style:use-optimal-row-height="true"/>
    </style:style>
    <style:style style:name="ro3" style:family="table-row">
      <style:table-row-properties style:row-height="1.109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161cm" fo:break-before="auto" style:use-optimal-row-height="false"/>
    </style:style>
    <style:style style:name="ro8" style:family="table-row">
      <style:table-row-properties style:row-height="1.236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0.801cm" fo:break-before="auto" style:use-optimal-row-height="false"/>
    </style:style>
    <style:style style:name="ro13" style:family="table-row">
      <style:table-row-properties style:row-height="2.372cm" fo:break-before="auto" style:use-optimal-row-height="true"/>
    </style:style>
    <style:style style:name="ro14" style:family="table-row">
      <style:table-row-properties style:row-height="1.9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fo:wrap-option="wrap"/>
    </style:style>
    <style:style style:name="ce2" style:family="table-cell" style:parent-style-name="Default">
      <style:table-cell-properties fo:background-color="#666666" fo:wrap-option="wrap"/>
      <style:text-properties fo:color="#ffffff" fo:font-size="12pt" style:text-underline-style="solid" style:text-underline-width="auto" style:text-underline-color="font-color" fo:font-weight="bold" style:font-size-asian="12pt" style:font-weight-asian="bold" style:font-size-complex="12pt" style:font-weight-complex="bold"/>
    </style:style>
    <style:style style:name="ce3" style:family="table-cell" style:parent-style-name="Default">
      <style:table-cell-properties fo:wrap-option="wrap"/>
    </style:style>
    <style:style style:name="ce12" style:family="table-cell" style:parent-style-name="Default">
      <style:table-cell-properties fo:background-color="#000000" fo:wrap-option="wrap"/>
      <style:text-properties fo:color="#ffffff" fo:font-size="14pt" fo:font-weight="bold" style:font-size-asian="14pt" style:font-weight-asian="bold" style:font-size-complex="14pt" style:font-weight-complex="bold"/>
    </style:style>
    <style:style style:name="ce13" style:family="table-cell" style:parent-style-name="Default">
      <style:table-cell-properties fo:background-color="#81d41a" fo:wrap-option="wrap" fo:border="0.06pt solid #000000"/>
    </style:style>
    <style:style style:name="ce14" style:family="table-cell" style:parent-style-name="Default">
      <style:table-cell-properties fo:background-color="#ff0000" fo:wrap-option="wrap" fo:border="0.06pt solid #000000"/>
    </style:style>
    <style:style style:name="ce9" style:family="table-cell" style:parent-style-name="Default">
      <style:table-cell-properties fo:background-color="#666666" fo:wrap-option="wrap"/>
      <style:text-properties fo:font-size="28pt" fo:font-weight="bold" style:font-size-asian="28pt" style:font-weight-asian="bold" style:font-size-complex="28pt" style:font-weight-complex="bold"/>
    </style:style>
    <style:style style:name="ce8" style:family="table-cell" style:parent-style-name="Default">
      <style:table-cell-properties fo:background-color="#666666" style:text-align-source="fix" style:repeat-content="false" fo:wrap-option="wrap"/>
      <style:paragraph-properties fo:text-align="end" fo:margin-left="0cm"/>
      <style:text-properties fo:font-size="16pt" fo:font-weight="bold" style:font-size-asian="16pt" style:font-weight-asian="bold" style:font-size-complex="16pt" style:font-weight-complex="bold"/>
    </style:style>
    <style:style style:name="ce11" style:family="table-cell" style:parent-style-name="Default">
      <style:table-cell-properties fo:background-color="#666666" fo:wrap-option="wrap"/>
      <style:text-properties fo:font-size="16pt" fo:font-weight="bold" style:font-size-asian="16pt" style:font-weight-asian="bold" style:font-size-complex="16pt" style:font-weight-complex="bold"/>
    </style:style>
    <style:style style:name="ce15" style:family="table-cell" style:parent-style-name="Default">
      <style:table-cell-properties fo:wrap-option="wrap"/>
      <style:text-properties fo:font-size="16pt" fo:font-weight="bold" style:font-size-asian="16pt" style:font-weight-asian="bold" style:font-size-complex="16pt" style:font-weight-complex="bold"/>
    </style:style>
    <style:style style:name="ce18" style:family="table-cell" style:parent-style-name="Default">
      <style:table-cell-properties fo:background-color="#81d41a" fo:wrap-option="wrap" fo:border="0.06pt solid #000000"/>
      <style:text-properties fo:color="#000000" style:font-name="Monospace" fo:language="none" fo:country="none" style:font-name-asian="Monospace" style:language-asian="none" style:country-asian="none" style:font-name-complex="Monospace" style:language-complex="none" style:country-complex="none"/>
    </style:style>
    <style:style style:name="ce19" style:family="table-cell" style:parent-style-name="Default">
      <style:table-cell-properties fo:background-color="#81d41a" fo:wrap-option="wrap" fo:border="0.06pt solid #000000"/>
      <style:text-properties fo:color="#000000" style:font-name="Monospace" style:font-name-asian="Monospace" style:font-name-complex="Monospace"/>
    </style:style>
    <style:style style:name="ce20" style:family="table-cell" style:parent-style-name="Default">
      <style:table-cell-properties fo:background-color="#81d41a" fo:wrap-option="wrap" fo:border="0.06pt solid #000000"/>
      <style:text-properties style:use-window-font-color="true" style:font-name="Monospace" style:font-name-asian="Monospace" style:font-name-complex="Monospace"/>
    </style:style>
    <style:style style:name="ce21" style:family="table-cell" style:parent-style-name="Default">
      <style:table-cell-properties fo:background-color="#81d41a" fo:wrap-option="wrap" fo:border="0.06pt solid #000000"/>
      <style:text-properties fo:color="#000000" style:text-outline="false" style:text-line-through-style="none" style:text-line-through-type="none" style:font-name="Monospace" fo:font-size="10pt" fo:language="fr" fo:country="FR" fo:font-style="normal" fo:text-shadow="none" style:text-underline-style="none" fo:font-weight="normal" style:text-underline-mode="continuous" style:text-overline-mode="continuous" style:text-line-through-mode="continuous" style:font-name-asian="Monospace" style:font-size-asian="10pt" style:language-asian="zh" style:country-asian="CN" style:font-style-asian="normal" style:font-weight-asian="normal" style:font-name-complex="Monospace"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81d41a" fo:wrap-option="wrap"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81d41a" fo:wrap-option="wrap" fo:border="0.06pt solid #000000"/>
      <style:text-properties fo:color="#000000"/>
    </style:style>
    <style:style style:name="ce25" style:family="table-cell" style:parent-style-name="Default">
      <style:table-cell-properties fo:background-color="#81d41a" fo:wrap-option="wrap" fo:border="0.06pt solid #000000"/>
      <style:text-properties style:font-name="Liberation Sans"/>
    </style:style>
    <style:style style:name="ce26" style:family="table-cell" style:parent-style-name="Default">
      <style:table-cell-properties fo:background-color="#81d41a" fo:wrap-option="wrap" fo:border="0.06pt solid #000000"/>
      <style:text-properties fo:color="#000000" style:font-name="Liberation Sans"/>
    </style:style>
    <style:style style:name="ce27" style:family="table-cell" style:parent-style-name="Default">
      <style:table-cell-properties fo:background-color="#81d41a" fo:wrap-option="wrap" fo:border="0.06pt solid #000000"/>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666666" fo:wrap-option="wrap"/>
      <style:text-properties fo:font-size="14pt" fo:font-weight="bold" style:font-size-asian="14pt" style:font-weight-asian="bold" style:font-size-complex="14pt" style:font-weight-complex="bold"/>
    </style:style>
    <style:style style:name="ce28" style:family="table-cell" style:parent-style-name="Default">
      <style:table-cell-properties fo:wrap-option="wrap"/>
      <style:text-properties fo:font-size="14pt" fo:font-weight="bold" style:font-size-asian="14pt" style:font-weight-asian="bold" style:font-size-complex="14pt" style:font-weight-complex="bold"/>
    </style:style>
    <style:style style:name="ce47" style:family="table-cell" style:parent-style-name="Default">
      <style:table-cell-properties fo:background-color="#ff0000" fo:wrap-option="wrap" fo:border="0.06pt solid #000000"/>
      <style:text-properties fo:color="#000000"/>
    </style:style>
    <style:style style:name="ce32" style:family="table-cell" style:parent-style-name="Default">
      <style:table-cell-properties fo:background-color="#00a933" fo:wrap-option="wrap" fo:border="0.06pt solid #000000"/>
    </style:style>
    <style:style style:name="ce33" style:family="table-cell" style:parent-style-name="Default">
      <style:table-cell-properties fo:background-color="#2a6099" fo:wrap-option="wrap" fo:border="0.06pt solid #000000"/>
    </style:style>
    <style:style style:name="ce29" style:family="table-cell" style:parent-style-name="Default">
      <style:table-cell-properties fo:background-color="#000000" fo:wrap-option="wrap"/>
      <style:text-properties fo:color="#ffffff"/>
    </style:style>
    <style:style style:name="T1" style:family="text">
      <style:text-properties style:text-underline-style="none" style:text-und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style:font-name-asian="Monospace" style:font-name-complex="Monospace" style:font-size-asian="10pt" style:font-size-complex="10pt"/>
    </style:style>
    <style:style style:name="T4" style:family="text">
      <style:text-properties style:font-name="Monospace"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onospace" style:font-name-complex="Monospace"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9"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style:font-size-asian="10pt" style:font-size-complex="10pt" style:text-underline-style="none" style:text-underline-color="font-color"/>
    </style:style>
    <style:style style:name="T12" style:family="text">
      <style:text-properties fo:font-size="10pt" style:font-size-asian="10pt" style:font-size-complex="10pt" style:text-underline-style="none" style:text-underline-color="font-color" fo:color="#000000" style:font-name-asian="Monospace" style:font-name-complex="Monospace"/>
    </style:style>
    <style:style style:name="T13" style:family="text">
      <style:text-properties fo:font-size="10pt" style:font-size-asian="10pt" style:font-size-complex="10pt" style:text-underline-style="none" style:text-underline-color="font-color" fo:color="#000000"/>
    </style:style>
    <style:style style:name="T14" style:family="text">
      <style:text-properties style:text-underline-style="none" style:text-underline-color="font-color" style:font-size-asian="10pt" style:font-size-complex="10pt" style:font-name="Liberation Sans" fo:font-size="10pt"/>
    </style:style>
    <style:style style:name="T15" style:family="text">
      <style:text-properties style:text-underline-style="none" style:text-underline-color="font-color" style:font-size-asian="10pt" style:font-size-complex="10pt" style:font-name="Liberation Sans" fo:font-size="10pt" style:font-name-asian="Monospace" style:font-name-complex="Monospace"/>
    </style:style>
    <style:style style:name="T16" style:family="text">
      <style:text-properties fo:language="fr" fo:country="FR" style:text-emphasize="none" style:language-complex="hi" style:country-complex="IN" style:font-relief="none" style:text-underline-style="none" style:text-underline-color="font-color" style:text-outline="false" style:text-overline-style="none" style:text-overline-color="font-color" fo:text-shadow="none" style:font-name="Liberation Sans" style:text-line-through-type="none" style:font-name-asian="Noto Sans CJK SC" fo:font-weight="normal" style:font-weight-asian="normal" style:font-size-asian="10pt" style:font-name-complex="Lohit Devanagari" style:font-size-complex="10pt" fo:color="#000000" style:language-asian="zh" style:country-asian="CN" style:font-style-asian="normal" style:font-weight-complex="normal" fo:font-size="10pt" fo:font-style="normal" style:font-style-complex="normal" style:text-line-through-mode="continuous"/>
    </style:style>
    <style:style style:name="T17" style:family="text">
      <style:text-properties fo:language="fr" fo:country="FR" style:text-emphasize="none" style:language-complex="hi" style:country-complex="IN" style:font-relief="none" style:text-underline-style="none" style:text-underline-color="font-color" style:text-outline="false" style:text-overline-style="none" style:text-overline-color="font-color" fo:text-shadow="none" style:font-name="Liberation Sans" style:text-line-through-type="none" fo:font-weight="normal" style:font-weight-asian="normal" style:font-size-asian="10pt" style:font-size-complex="10pt" fo:color="#000000" style:language-asian="zh" style:country-asian="CN" style:font-style-asian="normal" style:font-weight-complex="normal" fo:font-size="10pt" fo:font-style="normal" style:font-style-complex="normal" style:text-line-through-mode="continuous" style:font-name-asian="Monospace" style:font-name-complex="Monospace"/>
    </style:style>
    <style:style style:name="T18" style:family="text">
      <style:text-properties fo:language="fr" fo:country="FR" style:text-emphasize="none" style:language-complex="hi" style:country-complex="IN" style:font-relief="none" style:text-underline-style="none" style:text-underline-color="font-color" style:text-outline="false" style:text-overline-style="none" style:text-overline-color="font-color" fo:text-shadow="none" style:font-name="Liberation Sans" style:text-line-through-type="none" fo:font-weight="normal" style:font-weight-asian="normal" style:font-size-asian="10pt" style:font-size-complex="10pt" fo:color="#000000" style:language-asian="zh" style:country-asian="CN" style:font-style-asian="normal" style:font-weight-complex="normal" fo:font-size="10pt" fo:font-style="normal" style:font-style-complex="normal" style:text-line-through-mode="continuous" style:font-name-asian="Noto Sans CJK SC" style:font-name-complex="Lohit Devanagari"/>
    </style:style>
    <style:style style:name="T19" style:family="text">
      <style:text-properties fo:language="fr" fo:country="FR" style:text-emphasize="none" style:language-complex="hi" style:country-complex="IN" style:font-relief="none" style:text-underline-style="none" style:text-underline-color="font-color" style:text-outline="false" style:text-overline-style="none" style:text-overline-color="font-color" fo:text-shadow="none" style:font-name="Liberation Sans" style:text-line-through-type="none" fo:font-weight="normal" style:font-weight-asian="normal" style:font-size-asian="10pt" style:font-size-complex="10pt" fo:color="#000000" style:language-asian="zh" style:country-asian="CN" style:font-style-asian="normal" style:font-weight-complex="normal" fo:font-size="10pt" fo:font-style="normal" style:font-style-complex="normal" style:text-line-through-mode="continuous" style:font-name-complex="Monospace" style:font-name-asian="Monospace"/>
    </style:style>
    <style:style style:name="T20" style:family="text">
      <style:text-properties fo:language="fr" fo:country="FR" style:text-emphasize="none" style:language-complex="hi" style:country-complex="IN" style:font-relief="none" style:text-underline-style="none" style:text-underline-color="font-color" style:text-outline="false" style:text-overline-style="none" style:text-overline-color="font-color" fo:text-shadow="none" style:font-name="Liberation Sans" style:text-line-through-type="none" fo:font-weight="normal" style:font-weight-asian="normal" style:font-size-asian="10pt" style:font-size-complex="10pt" fo:color="#000000" style:language-asian="zh" style:country-asian="CN" style:font-style-asian="normal" style:font-weight-complex="normal" fo:font-size="10pt" fo:font-style="normal" style:font-style-complex="normal" style:text-line-through-mode="continuous" style:font-name-complex="Lohit Devanagari" style:font-name-asian="Noto Sans CJK SC"/>
    </style:style>
    <style:style style:name="T21" style:family="text">
      <style:text-properties style:font-name="Liberation Sans" style:language-asian="zh" style:country-asian="CN" fo:font-size="10pt"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0pt" style:font-name-asian="Noto Sans CJK SC" style:font-name-complex="Lohit Devanagari"/>
    </style:style>
    <style:style style:name="T22" style:family="text">
      <style:text-properties fo:font-size="10pt" style:font-size-complex="10pt" style:font-size-asian="10pt"/>
    </style:style>
    <style:style style:name="T23" style:family="text">
      <style:text-properties fo:font-size="10pt" style:font-size-complex="10pt" style:font-size-asian="10pt" style:text-underline-style="none" style:text-underline-color="font-color"/>
    </style:style>
    <style:style style:name="T24" style:family="text">
      <style:text-properties fo:font-size="10pt" style:font-size-complex="10pt" style:font-size-asian="10pt" style:text-underline-style="none" style:text-underline-color="font-color" fo:color="#000000" style:font-name-asian="Monospace" style:font-name-complex="Monospace"/>
    </style:style>
    <style:style style:name="T25" style:family="text">
      <style:text-properties fo:font-size="10pt" style:font-size-complex="10pt" style:font-size-asian="10pt" style:text-underline-style="none" style:text-underline-color="font-color" fo:color="#000000"/>
    </style:style>
    <style:style style:name="T26" style:family="text">
      <style:text-properties style:text-underline-style="none" style:text-underline-color="font-color" style:text-emphasize="none" fo:font-weight="normal" style:text-overline-style="none" style:text-overline-color="font-color" style:language-asian="zh" style:country-asian="CN" style:font-name="Liberation Sans" style:font-size-asian="10pt" style:font-size-complex="10pt" style:font-weight-asian="normal" style:font-weight-complex="normal" style:font-style-asian="normal" style:font-style-complex="normal" fo:font-style="normal" style:text-outline="false" fo:text-shadow="none" style:text-line-through-mode="continuous" fo:language="fr" fo:country="FR" fo:font-size="10pt" style:language-complex="hi" style:country-complex="IN" style:font-name-complex="Lohit Devanagari" style:font-name-asian="Noto Sans CJK SC" style:font-relief="none" style:text-line-through-type="none"/>
    </style:style>
    <style:style style:name="T27" style:family="text">
      <style:text-properties style:text-underline-style="none" style:text-underline-color="font-color" style:font-name="Liberation Sans" style:font-size-asian="10pt" style:font-size-complex="10pt" fo:font-size="10pt"/>
    </style:style>
    <style:style style:name="T28" style:family="text">
      <style:text-properties style:text-underline-style="none" style:text-underline-color="font-color" style:font-name="Liberation Sans" style:font-size-asian="10pt" style:font-size-complex="10pt" fo:font-size="10pt" style:font-name-asian="Monospace" style:font-name-complex="Monospac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6" table:default-cell-style-name="ce3"/>
        <table:table-row table:style-name="ro1">
          <table:table-cell table:style-name="ce1"/>
          <table:table-cell table:style-name="ce9" office:value-type="string" calcext:value-type="string" table:number-columns-spanned="3" table:number-rows-spanned="1">
            <text:p>Test Fonctionnels pour les méthodes Emprunter et Restituer</text:p>
          </table:table-cell>
          <table:covered-table-cell table:number-columns-repeated="2" table:style-name="ce1"/>
          <table:table-cell table:style-name="ce39"/>
          <table:table-cell table:style-name="ce1" table:number-columns-repeated="4"/>
          <table:table-cell table:number-columns-repeated="1015"/>
        </table:table-row>
        <table:table-row table:style-name="ro2">
          <table:table-cell table:style-name="ce1"/>
          <table:table-cell table:style-name="ce8" office:value-type="string" calcext:value-type="string" table:number-columns-spanned="2" table:number-rows-spanned="1">
            <text:p>Guillaume Descroix</text:p>
          </table:table-cell>
          <table:covered-table-cell table:style-name="ce1"/>
          <table:table-cell table:style-name="ce1"/>
          <table:table-cell table:style-name="ce39"/>
          <table:table-cell table:style-name="ce1" table:number-columns-repeated="4"/>
          <table:table-cell table:number-columns-repeated="1015"/>
        </table:table-row>
        <table:table-row table:style-name="ro3">
          <table:table-cell table:style-name="ce2" office:value-type="string" calcext:value-type="string" table:number-columns-spanned="7" table:number-rows-spanned="1">
            <text:p>Remarques : Pour les différentes Catégorie, chaque fichier de test devrais être dupliqué 2 fois (Test combinatoire sur les catégories). Par manque de temps, ces derniers non pas été réalisé mais il suffirait de dupliquer les classes et créer une nouvelle médiatèque de test avec une catégorie différente. C’est tests manquant pourrait être modéliser de la même manière que le reste du fichier en précisant chaque classe.<text:span text:style-name="T1"> L’ensemble de ces tests on été réalisé avec une catégorie de type « tarif normal » </text:span></text:p>
          </table:table-cell>
          <table:covered-table-cell table:style-name="ce11"/>
          <table:covered-table-cell table:number-columns-repeated="2" table:style-name="ce1"/>
          <table:covered-table-cell table:style-name="ce39"/>
          <table:covered-table-cell table:number-columns-repeated="2" table:style-name="ce1"/>
          <table:table-cell table:style-name="ce1" table:number-columns-repeated="2"/>
          <table:table-cell table:number-columns-repeated="1015"/>
        </table:table-row>
        <table:table-row table:style-name="ro2">
          <table:table-cell table:style-name="ce2"/>
          <table:table-cell table:style-name="ce11"/>
          <table:table-cell table:style-name="ce1" table:number-columns-repeated="2"/>
          <table:table-cell table:style-name="ce39"/>
          <table:table-cell table:style-name="ce1" table:number-columns-repeated="4"/>
          <table:table-cell table:number-columns-repeated="1015"/>
        </table:table-row>
        <table:table-row table:style-name="ro2">
          <table:table-cell/>
          <table:table-cell table:style-name="ce15" office:value-type="string" calcext:value-type="string" table:number-columns-spanned="2" table:number-rows-spanned="1">
            <text:p>Tests Fonctionnels : Emprunter</text:p>
          </table:table-cell>
          <table:covered-table-cell/>
          <table:table-cell/>
          <table:table-cell table:style-name="ce28"/>
          <table:table-cell table:number-columns-repeated="3"/>
          <table:table-cell table:style-name="ce1"/>
          <table:table-cell table:number-columns-repeated="1015"/>
        </table:table-row>
        <table:table-row table:style-name="ro4">
          <table:table-cell table:style-name="ce12" office:value-type="string" calcext:value-type="string">
            <text:p>Code</text:p>
          </table:table-cell>
          <table:table-cell table:style-name="ce12" office:value-type="string" calcext:value-type="string">
            <text:p>Classe de test</text:p>
          </table:table-cell>
          <table:table-cell table:style-name="ce12" office:value-type="string" calcext:value-type="string">
            <text:p>Fonction de test</text:p>
          </table:table-cell>
          <table:table-cell table:style-name="ce12" office:value-type="string" calcext:value-type="string">
            <text:p>Classes d’équivalence</text:p>
          </table:table-cell>
          <table:table-cell table:style-name="ce12" office:value-type="string" calcext:value-type="string">
            <text:p>Préfixe</text:p>
          </table:table-cell>
          <table:table-cell table:style-name="ce12" office:value-type="string" calcext:value-type="string">
            <text:p>Postfixe</text:p>
          </table:table-cell>
          <table:table-cell table:style-name="ce12" office:value-type="string" calcext:value-type="string">
            <text:p>Résultat attendu</text:p>
          </table:table-cell>
          <table:table-cell table:style-name="ce12" office:value-type="string" calcext:value-type="string">
            <text:p>Analyse Réultat</text:p>
          </table:table-cell>
          <table:table-cell table:style-name="ce1"/>
          <table:table-cell table:number-columns-repeated="1015"/>
        </table:table-row>
        <table:table-row table:style-name="ro5">
          <table:table-cell table:style-name="ce13" office:value-type="string" calcext:value-type="string">
            <text:p>CT1</text:p>
          </table:table-cell>
          <table:table-cell table:style-name="ce13" office:value-type="string" calcext:value-type="string">
            <text:p>TestEmprunter.java</text:p>
          </table:table-cell>
          <table:table-cell table:style-name="ce18" office:value-type="string" calcext:value-type="string">
            <text:p>emprunterArcticleInexistant()</text:p>
          </table:table-cell>
          <table:table-cell table:style-name="ce13" office:value-type="string" calcext:value-type="string">
            <text:p>Emprunter un document inexistant</text:p>
          </table:table-cell>
          <table:table-cell table:style-name="ce13" office:value-type="string" calcext:value-type="string">
            <text:p>Créer une médiathèque avec un cleint</text:p>
          </table:table-cell>
          <table:table-cell table:style-name="ce13" office:value-type="string" calcext:value-type="string">
            <text:p>Le nombre de document emprunté de l’utilisateur ne change pas</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2</text:p>
          </table:table-cell>
          <table:table-cell table:style-name="ce13" office:value-type="string" calcext:value-type="string">
            <text:p>TestEmprunter.java</text:p>
          </table:table-cell>
          <table:table-cell table:style-name="ce19" office:value-type="string" calcext:value-type="string">
            <text:p><text:span text:style-name="T3">emprunterArcticleAvecValNull() =&gt; Test 1</text:span></text:p>
          </table:table-cell>
          <table:table-cell table:style-name="ce13" office:value-type="string" calcext:value-type="string">
            <text:p>Emprunter un document avec un nom d’utilisateur null</text:p>
          </table:table-cell>
          <table:table-cell table:style-name="ce13" office:value-type="string" calcext:value-type="string">
            <text:p>Créer une médiathèque</text:p>
          </table:table-cell>
          <table:table-cell table:style-name="ce13" office:value-type="string" calcext:value-type="string">
            <text:p>Impossible de réaliser l’opération</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3</text:p>
          </table:table-cell>
          <table:table-cell table:style-name="ce13" office:value-type="string" calcext:value-type="string">
            <text:p>TestEmprunter.java</text:p>
          </table:table-cell>
          <table:table-cell table:style-name="ce19" office:value-type="string" calcext:value-type="string">
            <text:p><text:span text:style-name="T3">emprunterArcticleAvecValNull() =&gt; Test 2</text:span></text:p>
          </table:table-cell>
          <table:table-cell table:style-name="ce13" office:value-type="string" calcext:value-type="string">
            <text:p>Emprunter un document avec un prénom d’utilisateur null</text:p>
          </table:table-cell>
          <table:table-cell table:style-name="ce13" office:value-type="string" calcext:value-type="string">
            <text:p>Créer une médiathèque</text:p>
          </table:table-cell>
          <table:table-cell table:style-name="ce13" office:value-type="string" calcext:value-type="string">
            <text:p>Impossible de réaliser l’opération</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4</text:p>
          </table:table-cell>
          <table:table-cell table:style-name="ce13" office:value-type="string" calcext:value-type="string">
            <text:p>TestEmprunter.java</text:p>
          </table:table-cell>
          <table:table-cell table:style-name="ce19" office:value-type="string" calcext:value-type="string">
            <text:p><text:span text:style-name="T3">emprunterArcticleAvecValNull() =&gt; Test 3</text:span></text:p>
          </table:table-cell>
          <table:table-cell table:style-name="ce13" office:value-type="string" calcext:value-type="string">
            <text:p>Emprunter un document avec un numéro null</text:p>
          </table:table-cell>
          <table:table-cell table:style-name="ce13" office:value-type="string" calcext:value-type="string">
            <text:p>Créer une médiathèque</text:p>
          </table:table-cell>
          <table:table-cell table:style-name="ce13" office:value-type="string" calcext:value-type="string">
            <text:p>Impossible de réaliser l’opération</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5.1</text:p>
          </table:table-cell>
          <table:table-cell table:style-name="ce13" office:value-type="string" calcext:value-type="string">
            <text:p>TestEmprunter.java</text:p>
          </table:table-cell>
          <table:table-cell table:style-name="ce19" office:value-type="string" calcext:value-type="string">
            <text:p><text:span text:style-name="T3">emprunterArcticleLivreAvecClientInconnu()</text:span></text:p>
          </table:table-cell>
          <table:table-cell table:style-name="ce23" office:value-type="string" calcext:value-type="string">
            <text:p>Emprunter un livre avec un utilisateur non enregistrer</text:p>
          </table:table-cell>
          <table:table-cell table:style-name="ce13" office:value-type="string" calcext:value-type="string">
            <text:p>Créer une médiathèque avec un live</text:p>
          </table:table-cell>
          <table:table-cell table:style-name="ce13" office:value-type="string" calcext:value-type="string">
            <text:p>Le nombre d’emptrunt n’a pas changer et il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5.2</text:p>
          </table:table-cell>
          <table:table-cell table:style-name="ce13" office:value-type="string" calcext:value-type="string">
            <text:p>TestEmprunter.java</text:p>
          </table:table-cell>
          <table:table-cell table:style-name="ce19" office:value-type="string" calcext:value-type="string">
            <text:p><text:span text:style-name="T3">emprunterArcticleAudioAvecClientInconnu()</text:span></text:p>
          </table:table-cell>
          <table:table-cell table:style-name="ce23" office:value-type="string" calcext:value-type="string">
            <text:p>Emprunter un audio avec un utilisateur non enregistrer</text:p>
          </table:table-cell>
          <table:table-cell table:style-name="ce13" office:value-type="string" calcext:value-type="string">
            <text:p>Créer une médiathèque avec un audio</text:p>
          </table:table-cell>
          <table:table-cell table:style-name="ce13" office:value-type="string" calcext:value-type="string">
            <text:p>Le nombre d’emptrunt n’a pas changer et il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5.3</text:p>
          </table:table-cell>
          <table:table-cell table:style-name="ce13" office:value-type="string" calcext:value-type="string">
            <text:p>TestEmprunter.java</text:p>
          </table:table-cell>
          <table:table-cell table:style-name="ce19" office:value-type="string" calcext:value-type="string">
            <text:p><text:span text:style-name="T3">emprunterArcticleVideoAvecClientInconnu()</text:span></text:p>
          </table:table-cell>
          <table:table-cell table:style-name="ce23" office:value-type="string" calcext:value-type="string">
            <text:p>Emprunter une vidéo avec un utilisateur non enregistrer</text:p>
          </table:table-cell>
          <table:table-cell table:style-name="ce13" office:value-type="string" calcext:value-type="string">
            <text:p>Créer une médiathèque avec une vidéo</text:p>
          </table:table-cell>
          <table:table-cell table:style-name="ce13" office:value-type="string" calcext:value-type="string">
            <text:p>Le nombre d’emptrunt n’a pas changer et il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6.1</text:p>
          </table:table-cell>
          <table:table-cell table:style-name="ce13" office:value-type="string" calcext:value-type="string">
            <text:p>TestEmprunter.java</text:p>
          </table:table-cell>
          <table:table-cell table:style-name="ce19" office:value-type="string" calcext:value-type="string">
            <text:p><text:span text:style-name="T3">emprunterArcticleLivreNonEmpruntable()</text:span></text:p>
          </table:table-cell>
          <table:table-cell table:style-name="ce13" office:value-type="string" calcext:value-type="string">
            <text:p>Emprunter un livre non empruntable</text:p>
          </table:table-cell>
          <table:table-cell table:style-name="ce13" office:value-type="string" calcext:value-type="string">
            <text:p>Créer une médiathèque avec un utilisateur, un livre non empruntable</text:p>
          </table:table-cell>
          <table:table-cell table:style-name="ce13" office:value-type="string" calcext:value-type="string">
            <text:p>Le nombre d’emptrunt n’a pas changer et il est toujours non emprunter, l’utilisateur n’a pas emprunter un livre en plus</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6.2</text:p>
          </table:table-cell>
          <table:table-cell table:style-name="ce13" office:value-type="string" calcext:value-type="string">
            <text:p>TestEmprunter.java</text:p>
          </table:table-cell>
          <table:table-cell table:style-name="ce20" office:value-type="string" calcext:value-type="string">
            <text:p><text:span text:style-name="T3">emprunterArcticleAudioNonEmpruntable()</text:span></text:p>
          </table:table-cell>
          <table:table-cell table:style-name="ce13" office:value-type="string" calcext:value-type="string">
            <text:p>Emprunter un audio non empruntable</text:p>
          </table:table-cell>
          <table:table-cell table:style-name="ce13" office:value-type="string" calcext:value-type="string">
            <text:p>Créer une médiathèque avec un utilisateur, un audio non empruntable</text:p>
          </table:table-cell>
          <table:table-cell table:style-name="ce13" office:value-type="string" calcext:value-type="string">
            <text:p>Le nombre d’emptrunt n’a pas changer et il est toujours non emprunter, l’utilisateur n’a pas emprunter un livre en plus</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6.3</text:p>
          </table:table-cell>
          <table:table-cell table:style-name="ce13" office:value-type="string" calcext:value-type="string">
            <text:p>TestEmprunter.java</text:p>
          </table:table-cell>
          <table:table-cell table:style-name="ce20" office:value-type="string" calcext:value-type="string">
            <text:p><text:span text:style-name="T3">emprunterArcticleVideoNonEmpruntable()</text:span></text:p>
          </table:table-cell>
          <table:table-cell table:style-name="ce13" office:value-type="string" calcext:value-type="string">
            <text:p>Emprunter une vidéo non empruntable</text:p>
          </table:table-cell>
          <table:table-cell table:style-name="ce13" office:value-type="string" calcext:value-type="string">
            <text:p>Créer une médiathèque avec un utilisateur, une vidéo non empruntable</text:p>
          </table:table-cell>
          <table:table-cell table:style-name="ce13" office:value-type="string" calcext:value-type="string">
            <text:p>Le nombre d’emptrunt n’a pas changer et il est toujours non emprunter, l’utilisateur n’a pas emprunter un livre en plus</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7">
          <table:table-cell table:style-name="ce13" office:value-type="string" calcext:value-type="string">
            <text:p>CT7.1</text:p>
          </table:table-cell>
          <table:table-cell table:style-name="ce13" office:value-type="string" calcext:value-type="string">
            <text:p>TestEmprunter.java</text:p>
          </table:table-cell>
          <table:table-cell table:style-name="ce19" office:value-type="string" calcext:value-type="string">
            <text:p>emprunterArcticleLivreDejaEmprunter() =&gt; Test 1, 3, 4, 7</text:p>
          </table:table-cell>
          <table:table-cell table:style-name="ce13" office:value-type="string" calcext:value-type="string">
            <text:p>Emprunter un livre <text:span text:style-name="T5">(différentes bornes =&gt; Tests au limites)</text:span></text:p>
          </table:table-cell>
          <table:table-cell table:style-name="ce13" office:value-type="string" calcext:value-type="string">
            <text:p>Créer une médiathèque avec un utilisateur, différents livres empruntable</text:p>
          </table:table-cell>
          <table:table-cell table:style-name="ce13" office:value-type="string" calcext:value-type="string">
            <text:p>Le document est emprunter, il a été emprunter une fois de plus et l’utilisateur a un document d’emprunter en plus. De plus la date de début et de fin et le tarif affiché sur la fiche d’emprunt concorde</text:p>
          </table:table-cell>
          <table:table-cell table:style-name="ce13" office:value-type="string" calcext:value-type="string">
            <text:p>emprunt du livre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7">
          <table:table-cell table:style-name="ce13" office:value-type="string" calcext:value-type="string">
            <text:p>CT7.2</text:p>
          </table:table-cell>
          <table:table-cell table:style-name="ce13" office:value-type="string" calcext:value-type="string">
            <text:p>TestEmprunter.java</text:p>
          </table:table-cell>
          <table:table-cell table:style-name="ce19" office:value-type="string" calcext:value-type="string">
            <text:p>emprunterArcticleAudioDejaEmprunter() =&gt; Test 1, 3, 4, 7</text:p>
          </table:table-cell>
          <table:table-cell table:style-name="ce13" office:value-type="string" calcext:value-type="string">
            <text:p><text:span text:style-name="T6">Emprunter un audio </text:span><text:span text:style-name="T7">(différentes bornes  =&gt; Tests au limites)</text:span></text:p>
          </table:table-cell>
          <table:table-cell table:style-name="ce13" office:value-type="string" calcext:value-type="string">
            <text:p>Créer une médiathèque avec un utilisateur, différents audios empruntable</text:p>
          </table:table-cell>
          <table:table-cell table:style-name="ce13" office:value-type="string" calcext:value-type="string">
            <text:p>Le document est emprunter, il a été emprunter une fois de plus et l’utilisateur a un document d’emprunter en plus. De plus la date de début et de fin et le tarif affiché sur la fiche d’emprunt concorde</text:p>
          </table:table-cell>
          <table:table-cell table:style-name="ce13" office:value-type="string" calcext:value-type="string">
            <text:p>emprunt de l’audi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7.3</text:p>
          </table:table-cell>
          <table:table-cell table:style-name="ce13" office:value-type="string" calcext:value-type="string">
            <text:p>TestEmprunter.java</text:p>
          </table:table-cell>
          <table:table-cell table:style-name="ce19" office:value-type="string" calcext:value-type="string">
            <text:p>emprunterArcticleVideoDejaEmprunter() =&gt; Test 1, 3, 4, 7</text:p>
          </table:table-cell>
          <table:table-cell table:style-name="ce13" office:value-type="string" calcext:value-type="string">
            <text:p><text:span text:style-name="T6">Emprunter une vidéo </text:span><text:span text:style-name="T7">(différentes bornes  =&gt; Tests au limites)</text:span></text:p>
          </table:table-cell>
          <table:table-cell table:style-name="ce13" office:value-type="string" calcext:value-type="string">
            <text:p>Créer une médiathèque avec un utilisateur, différentes vidéos empruntable</text:p>
          </table:table-cell>
          <table:table-cell table:style-name="ce13" office:value-type="string" calcext:value-type="string">
            <text:p>Le document est emprunter, il a été emprunter une fois de plus et l’utilisateur a un document d’emprunter en plus. De plus la date de début et de fin et le tarif affiché sur la fiche d’emprunt concorde</text:p>
          </table:table-cell>
          <table:table-cell table:style-name="ce13" office:value-type="string" calcext:value-type="string">
            <text:p>emprunt de la vide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8.1</text:p>
          </table:table-cell>
          <table:table-cell table:style-name="ce13" office:value-type="string" calcext:value-type="string">
            <text:p>TestEmprunter.java</text:p>
          </table:table-cell>
          <table:table-cell table:style-name="ce19" office:value-type="string" calcext:value-type="string">
            <text:p><text:span text:style-name="T3">emprunterArcticleLivreDejaEmprunter() =&gt; Test 2</text:span></text:p>
          </table:table-cell>
          <table:table-cell table:style-name="ce13" office:value-type="string" calcext:value-type="string">
            <text:p>Emprunter un livre déjà emprunter</text:p>
          </table:table-cell>
          <table:table-cell table:style-name="ce13" office:value-type="string" calcext:value-type="string">
            <text:p>Créer une médiathèque avec deux utilisateur et un livre, un des utilisateur a emprunté le livre</text:p>
          </table:table-cell>
          <table:table-cell table:style-name="ce13" office:value-type="string" calcext:value-type="string">
            <text:p>Le document n’est pas a nouveau emprunter, le nombre de fois que ce document a été emprunter n’est pas incrémenté et le nombre d’emprunt du client n’est pas incrémenté</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8.2</text:p>
          </table:table-cell>
          <table:table-cell table:style-name="ce13" office:value-type="string" calcext:value-type="string">
            <text:p>TestEmprunter.java</text:p>
          </table:table-cell>
          <table:table-cell table:style-name="ce19" office:value-type="string" calcext:value-type="string">
            <text:p><text:span text:style-name="T3">emprunterArcticleAudioDejaEmprunter() =&gt; Test 2</text:span></text:p>
          </table:table-cell>
          <table:table-cell table:style-name="ce13" office:value-type="string" calcext:value-type="string">
            <text:p>Emprunter un audio déjà emprunter</text:p>
          </table:table-cell>
          <table:table-cell table:style-name="ce13" office:value-type="string" calcext:value-type="string">
            <text:p>Créer une médiathèque avec deux utilisateur et un livre, un des utilisateur a emprunté l’audio</text:p>
          </table:table-cell>
          <table:table-cell table:style-name="ce13" office:value-type="string" calcext:value-type="string">
            <text:p>Le document n’est pas a nouveau emprunter, le nombre de fois que ce document a été emprunter n’est pas incrémenté et le nombre d’emprunt du client n’est pas incrémenté</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8.3</text:p>
          </table:table-cell>
          <table:table-cell table:style-name="ce13" office:value-type="string" calcext:value-type="string">
            <text:p>TestEmprunter.java</text:p>
          </table:table-cell>
          <table:table-cell table:style-name="ce19" office:value-type="string" calcext:value-type="string">
            <text:p><text:span text:style-name="T3">emprunterArcticleVideoDejaEmprunter() =&gt; Test 2</text:span></text:p>
          </table:table-cell>
          <table:table-cell table:style-name="ce13" office:value-type="string" calcext:value-type="string">
            <text:p>Emprunter une vidéo déjà emprunter</text:p>
          </table:table-cell>
          <table:table-cell table:style-name="ce13" office:value-type="string" calcext:value-type="string">
            <text:p>Créer une médiathèque avec deux utilisateur et un livre, un des utilisateur a emprunté la vidéo</text:p>
          </table:table-cell>
          <table:table-cell table:style-name="ce13" office:value-type="string" calcext:value-type="string">
            <text:p>Le document n’est pas a nouveau emprunter, le nombre de fois que ce document a été emprunter n’est pas incrémenté et le nombre d’emprunt du client n’est pas incrémenté</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9.1</text:p>
          </table:table-cell>
          <table:table-cell table:style-name="ce13" office:value-type="string" calcext:value-type="string">
            <text:p>TestEmprunter.java</text:p>
          </table:table-cell>
          <table:table-cell table:style-name="ce19" office:value-type="string" calcext:value-type="string">
            <text:p><text:span text:style-name="T3">emprunterArcticleLivreDejaEmprunter() =&gt; Test 5</text:span></text:p>
          </table:table-cell>
          <table:table-cell table:style-name="ce23" office:value-type="string" calcext:value-type="string">
            <text:p>Emprunter un livre alors que l’utilisateur ne peut pas emprunter un document de plus</text:p>
          </table:table-cell>
          <table:table-cell table:style-name="ce13" office:value-type="string" calcext:value-type="string">
            <text:p>Créer une médiathèque avec un utilisateur qui peut emprunter X document, X document qu’il emprunte et 1 livre</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9.2</text:p>
          </table:table-cell>
          <table:table-cell table:style-name="ce13" office:value-type="string" calcext:value-type="string">
            <text:p>TestEmprunter.java</text:p>
          </table:table-cell>
          <table:table-cell table:style-name="ce19" office:value-type="string" calcext:value-type="string">
            <text:p><text:span text:style-name="T3">emprunterArcticleAudioDejaEmprunter() =&gt; Test 5</text:span></text:p>
          </table:table-cell>
          <table:table-cell table:style-name="ce23" office:value-type="string" calcext:value-type="string">
            <text:p>Emprunter un audio alors que l’utilisateur ne peut pas emprunter un document de plus</text:p>
          </table:table-cell>
          <table:table-cell table:style-name="ce13" office:value-type="string" calcext:value-type="string">
            <text:p>Créer une médiathèque avec un utilisateur qui peut emprunter X document, X document qu’il emprunte et 1 audio</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9.3</text:p>
          </table:table-cell>
          <table:table-cell table:style-name="ce13" office:value-type="string" calcext:value-type="string">
            <text:p>TestEmprunter.java</text:p>
          </table:table-cell>
          <table:table-cell table:style-name="ce19" office:value-type="string" calcext:value-type="string">
            <text:p><text:span text:style-name="T3">emprunterArcticleVideoDejaEmprunter() =&gt; Test 5</text:span></text:p>
          </table:table-cell>
          <table:table-cell table:style-name="ce23" office:value-type="string" calcext:value-type="string">
            <text:p>Emprunter une vidéo alors que l’utilisateur ne peut pas emprunter un document de plus</text:p>
          </table:table-cell>
          <table:table-cell table:style-name="ce13" office:value-type="string" calcext:value-type="string">
            <text:p>Créer une médiathèque avec un utilisateur qui peut emprunter X document, X document qu’il emprunte et 1 vidéo</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3" office:value-type="string" calcext:value-type="string">
            <text:p>CT10.1</text:p>
          </table:table-cell>
          <table:table-cell table:style-name="ce13" office:value-type="string" calcext:value-type="string">
            <text:p>TestEmprunter.java</text:p>
          </table:table-cell>
          <table:table-cell table:style-name="ce19" office:value-type="string" calcext:value-type="string">
            <text:p>emprunterArcticleLivreUtilisateurInterdit() =&gt; Test 1</text:p>
          </table:table-cell>
          <table:table-cell table:style-name="ce23" office:value-type="string" calcext:value-type="string">
            <text:p>Emprunter un livre alors que l’utilisateur n’a pas restitué un document avant sa date limite</text:p>
          </table:table-cell>
          <table:table-cell table:style-name="ce13" office:value-type="string" calcext:value-type="string">
            <text:p>Créer une médiathèque avec un utilisateur un document qu’il emprunte et 1 livre (on passe le temps pour que le document soit noté comme en retard)</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10.2</text:p>
          </table:table-cell>
          <table:table-cell table:style-name="ce13" office:value-type="string" calcext:value-type="string">
            <text:p>TestEmprunter.java</text:p>
          </table:table-cell>
          <table:table-cell table:style-name="ce19" office:value-type="string" calcext:value-type="string">
            <text:p>emprunterArcticleAudioUtilisateurInterdit() =&gt; Test 1</text:p>
          </table:table-cell>
          <table:table-cell table:style-name="ce23" office:value-type="string" calcext:value-type="string">
            <text:p>Emprunter un audio alors que l’utilisateur n’a pas restitué un document avant sa date limite</text:p>
          </table:table-cell>
          <table:table-cell table:style-name="ce13" office:value-type="string" calcext:value-type="string">
            <text:p>Créer une médiathèque avec un utilisateur un document qu’il emprunte et 1 audio (on passe le temps pour que le document soit noté comme en retard)</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10.3</text:p>
          </table:table-cell>
          <table:table-cell table:style-name="ce13" office:value-type="string" calcext:value-type="string">
            <text:p>TestEmprunter.java</text:p>
          </table:table-cell>
          <table:table-cell table:style-name="ce19" office:value-type="string" calcext:value-type="string">
            <text:p>emprunterArcticleVideoUtilisateurInterdit() =&gt; Test 1</text:p>
          </table:table-cell>
          <table:table-cell table:style-name="ce23" office:value-type="string" calcext:value-type="string">
            <text:p>Emprunter une vidéo alors que l’utilisateur n’a pas restitué un document avant sa date limite</text:p>
          </table:table-cell>
          <table:table-cell table:style-name="ce13" office:value-type="string" calcext:value-type="string">
            <text:p>Créer une médiathèque avec un utilisateur un document qu’il emprunte et 1 vidéo (on passe le temps pour que le document soit noté comme en retard)</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3" office:value-type="string" calcext:value-type="string">
            <text:p>CT11.1</text:p>
          </table:table-cell>
          <table:table-cell table:style-name="ce13" office:value-type="string" calcext:value-type="string">
            <text:p>TestEmprunter.java</text:p>
          </table:table-cell>
          <table:table-cell table:style-name="ce19" office:value-type="string" calcext:value-type="string">
            <text:p>emprunterArcticleLivreUtilisateurInterdit() =&gt; Test 3</text:p>
          </table:table-cell>
          <table:table-cell table:style-name="ce23" office:value-type="string" calcext:value-type="string">
            <text:p>Emprunter un livre après que l’utilisateur est restitué un document en retard</text:p>
          </table:table-cell>
          <table:table-cell table:style-name="ce13" office:value-type="string" calcext:value-type="string">
            <text:p>Créer une médiathèque avec un utilisateur un document qu’il emprunte et 1 livre (on passe le temps pour que le document soit noté comme en retard) puis l’utilisateur le rend</text:p>
          </table:table-cell>
          <table:table-cell table:style-name="ce13" office:value-type="string" calcext:value-type="string">
            <text:p>Le document est emprunter, il a été emprunter une fois de plus et l’utilisateur a un document d’emprunter en plus. De plus la date de début et de fin et le tarif affiché sur la fiche d’emprunt concorde</text:p>
          </table:table-cell>
          <table:table-cell table:style-name="ce13" office:value-type="string" calcext:value-type="string">
            <text:p>emprunt du livre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3" office:value-type="string" calcext:value-type="string">
            <text:p>CT11.2</text:p>
          </table:table-cell>
          <table:table-cell table:style-name="ce13" office:value-type="string" calcext:value-type="string">
            <text:p>TestEmprunter.java</text:p>
          </table:table-cell>
          <table:table-cell table:style-name="ce19" office:value-type="string" calcext:value-type="string">
            <text:p>emprunterArcticleAudioUtilisateurInterdit() =&gt; Test 3</text:p>
          </table:table-cell>
          <table:table-cell table:style-name="ce23" office:value-type="string" calcext:value-type="string">
            <text:p>Emprunter un audio après que l’utilisateur est restitué un document en retard</text:p>
          </table:table-cell>
          <table:table-cell table:style-name="ce13" office:value-type="string" calcext:value-type="string">
            <text:p>Créer une médiathèque avec un utilisateur un document qu’il emprunte et 1 audio (on passe le temps pour que le document soit noté comme en retard) puis l’utilisateur le rend</text:p>
          </table:table-cell>
          <table:table-cell table:style-name="ce13" office:value-type="string" calcext:value-type="string">
            <text:p>Le document est emprunter, il a été emprunter une fois de plus et l’utilisateur a un document d’emprunter en plus. De plus la date de début et de fin et le tarif affiché sur la fiche d’emprunt concorde</text:p>
          </table:table-cell>
          <table:table-cell table:style-name="ce13" office:value-type="string" calcext:value-type="string">
            <text:p>emprunt de l’audi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3" office:value-type="string" calcext:value-type="string">
            <text:p>CT11.3</text:p>
          </table:table-cell>
          <table:table-cell table:style-name="ce13" office:value-type="string" calcext:value-type="string">
            <text:p>TestEmprunter.java</text:p>
          </table:table-cell>
          <table:table-cell table:style-name="ce19" office:value-type="string" calcext:value-type="string">
            <text:p>emprunterArcticleVideoUtilisateurInterdit() =&gt; Test 3</text:p>
          </table:table-cell>
          <table:table-cell table:style-name="ce23" office:value-type="string" calcext:value-type="string">
            <text:p>Emprunter un vidéo après que l’utilisateur est restitué un document en retard</text:p>
          </table:table-cell>
          <table:table-cell table:style-name="ce13" office:value-type="string" calcext:value-type="string">
            <text:p>Créer une médiathèque avec un utilisateur un document qu’il emprunte et 1 vidéo (on passe le temps pour que le document soit noté comme en retard) puis l’utilisateur le rend</text:p>
          </table:table-cell>
          <table:table-cell table:style-name="ce13" office:value-type="string" calcext:value-type="string">
            <text:p>Le document est emprunter, il a été emprunter une fois de plus et l’utilisateur a un document d’emprunter en plus. De plus la date de début et de fin et le tarif affiché sur la fiche d’emprunt concorde</text:p>
          </table:table-cell>
          <table:table-cell table:style-name="ce13" office:value-type="string" calcext:value-type="string">
            <text:p>emprunt de la vide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12.0</text:p>
          </table:table-cell>
          <table:table-cell table:style-name="ce13" office:value-type="string" calcext:value-type="string">
            <text:p>TestEmprunterChangeCat.java</text:p>
          </table:table-cell>
          <table:table-cell table:style-name="ce13" office:value-type="string" calcext:value-type="string">
            <text:p>voir toutes les fonctions (couvre CT1 à CT11)</text:p>
          </table:table-cell>
          <table:table-cell table:style-name="ce13" office:value-type="string" calcext:value-type="string">
            <text:p>Emprunter un livre après que l’utilisateur change de catégorie <text:span text:style-name="T5">(Tests combinatoires)</text:span></text:p>
          </table:table-cell>
          <table:table-cell table:number-columns-repeated="3" table:style-name="ce13" office:value-type="string" calcext:value-type="string">
            <text:p>Voir CT1 à CT11</text:p>
          </table:table-cell>
          <table:table-cell table:style-name="ce33" office:value-type="string" calcext:value-type="string">
            <text:p>Résultats identiques</text:p>
          </table:table-cell>
          <table:table-cell table:style-name="ce1"/>
          <table:table-cell table:number-columns-repeated="1015"/>
        </table:table-row>
        <table:table-row table:style-name="ro5">
          <table:table-cell table:style-name="ce13" office:value-type="string" calcext:value-type="string">
            <text:p>CT12.0</text:p>
          </table:table-cell>
          <table:table-cell table:style-name="ce13" office:value-type="string" calcext:value-type="string">
            <text:p>TestEmprunterChangeCat.java</text:p>
          </table:table-cell>
          <table:table-cell table:style-name="ce13" office:value-type="string" calcext:value-type="string">
            <text:p>voir toutes les fonctions (couvre CT1 à CT11)</text:p>
          </table:table-cell>
          <table:table-cell table:style-name="ce13" office:value-type="string" calcext:value-type="string">
            <text:p><text:span text:style-name="T8">Emprunter un audio après que l’utilisateur change de catégorie </text:span><text:span text:style-name="T9">(Tests combinatoires)</text:span></text:p>
          </table:table-cell>
          <table:table-cell table:number-columns-repeated="3" table:style-name="ce13" office:value-type="string" calcext:value-type="string">
            <text:p>Voir CT1 à CT11</text:p>
          </table:table-cell>
          <table:table-cell table:style-name="ce33" office:value-type="string" calcext:value-type="string">
            <text:p>Résultats identiques</text:p>
          </table:table-cell>
          <table:table-cell table:style-name="ce1"/>
          <table:table-cell table:number-columns-repeated="1015"/>
        </table:table-row>
        <table:table-row table:style-name="ro5">
          <table:table-cell table:style-name="ce13" office:value-type="string" calcext:value-type="string">
            <text:p>CT12.0</text:p>
          </table:table-cell>
          <table:table-cell table:style-name="ce13" office:value-type="string" calcext:value-type="string">
            <text:p>TestEmprunterChangeCat.java</text:p>
          </table:table-cell>
          <table:table-cell table:style-name="ce13" office:value-type="string" calcext:value-type="string">
            <text:p>voir toutes les fonctions (couvre CT1 à CT11)</text:p>
          </table:table-cell>
          <table:table-cell table:style-name="ce13" office:value-type="string" calcext:value-type="string">
            <text:p><text:span text:style-name="T8">Emprunter une vidéo après que l’utilisateur change de catégorie </text:span><text:span text:style-name="T9">(Tests combinatoires)</text:span></text:p>
          </table:table-cell>
          <table:table-cell table:number-columns-repeated="3" table:style-name="ce13" office:value-type="string" calcext:value-type="string">
            <text:p>Voir CT1 à CT11</text:p>
          </table:table-cell>
          <table:table-cell table:style-name="ce33" office:value-type="string" calcext:value-type="string">
            <text:p>Résultats identiques</text:p>
          </table:table-cell>
          <table:table-cell table:style-name="ce1"/>
          <table:table-cell table:number-columns-repeated="1015"/>
        </table:table-row>
        <table:table-row table:style-name="ro11">
          <table:table-cell table:style-name="ce13" office:value-type="string" calcext:value-type="string">
            <text:p>CT12.1.a</text:p>
          </table:table-cell>
          <table:table-cell table:style-name="ce13" office:value-type="string" calcext:value-type="string">
            <text:p>TestChangeCatSpec.java</text:p>
          </table:table-cell>
          <table:table-cell table:style-name="ce19" office:value-type="string" calcext:value-type="string">
            <text:p>testEumpruntMaxDepasseLivre() =&gt; Test 1</text:p>
          </table:table-cell>
          <table:table-cell table:style-name="ce25" office:value-type="string" calcext:value-type="string">
            <text:p><text:span text:style-name="T10">Emprunter un livre après que l’utilisateur change de catég</text:span><text:span text:style-name="T11">orie </text:span><text:span text:style-name="T12">et</text:span><text:span text:style-name="T13"> </text:span><text:span text:style-name="T12">la</text:span><text:span text:style-name="T13"> </text:span><text:span text:style-name="T12">nouvelle</text:span><text:span text:style-name="T13"> </text:span><text:span text:style-name="T12">catégorie</text:span><text:span text:style-name="T13"> </text:span><text:span text:style-name="T12">lui permet de reserver moins de livre qu'il n'en a actuellement</text:span></text:p>
          </table:table-cell>
          <table:table-cell table:style-name="ce13" office:value-type="string" calcext:value-type="string">
            <text:p>Créer une médiathèque avec un utilisateur plusieurs document qu’il emprunte et 1 livre l’utilisateur reserve les document est change de catégorie pour une catégorie qui lui permet d’avoir moins de document</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12.2.a</text:p>
          </table:table-cell>
          <table:table-cell table:style-name="ce13" office:value-type="string" calcext:value-type="string">
            <text:p>TestChangeCatSpec.java</text:p>
          </table:table-cell>
          <table:table-cell table:style-name="ce19" office:value-type="string" calcext:value-type="string">
            <text:p>testEumpruntMaxDepasseAudio() =&gt; Test 1</text:p>
          </table:table-cell>
          <table:table-cell table:style-name="ce25" office:value-type="string" calcext:value-type="string">
            <text:p><text:span text:style-name="T10">Emprunter une audio après que l’utilisateur change de catég</text:span><text:span text:style-name="T11">orie </text:span><text:span text:style-name="T12">et</text:span><text:span text:style-name="T13"> </text:span><text:span text:style-name="T12">la</text:span><text:span text:style-name="T13"> </text:span><text:span text:style-name="T12">nouvelle</text:span><text:span text:style-name="T13"> </text:span><text:span text:style-name="T12">catégorie</text:span><text:span text:style-name="T13"> </text:span><text:span text:style-name="T12">lui permet de reserver moins de livre qu'il n'en a actuellement</text:span></text:p>
          </table:table-cell>
          <table:table-cell table:style-name="ce13" office:value-type="string" calcext:value-type="string">
            <text:p>Créer une médiathèque avec un utilisateur plusieurs document qu’il emprunte et 1 audio l’utilisateur reserve les document est change de catégorie pour une catégorie qui lui permet d’avoir moins de document</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12.3.a</text:p>
          </table:table-cell>
          <table:table-cell table:style-name="ce13" office:value-type="string" calcext:value-type="string">
            <text:p>TestChangeCatSpec.java</text:p>
          </table:table-cell>
          <table:table-cell table:style-name="ce21" office:value-type="string" calcext:value-type="string">
            <text:p>testEumpruntMaxDepasseVideo() =&gt; Test 1</text:p>
          </table:table-cell>
          <table:table-cell table:style-name="ce25" office:value-type="string" calcext:value-type="string">
            <text:p><text:span text:style-name="T10">Emprunter un livre après que l’utilisateur change de catég</text:span><text:span text:style-name="T11">orie </text:span><text:span text:style-name="T12">et</text:span><text:span text:style-name="T13"> </text:span><text:span text:style-name="T12">la</text:span><text:span text:style-name="T13"> </text:span><text:span text:style-name="T12">nouvelle</text:span><text:span text:style-name="T13"> </text:span><text:span text:style-name="T12">catégorie</text:span><text:span text:style-name="T13"> </text:span><text:span text:style-name="T12">lui permet de reserver moins de livre qu'il n'en a actuellement</text:span></text:p>
          </table:table-cell>
          <table:table-cell table:style-name="ce13" office:value-type="string" calcext:value-type="string">
            <text:p>Créer une médiathèque avec un utilisateur plusieurs document qu’il emprunte et 1 vidéo l’utilisateur reserve les document est change de catégorie pour une catégorie qui lui permet d’avoir moins de document</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12.1.b</text:p>
          </table:table-cell>
          <table:table-cell table:style-name="ce13" office:value-type="string" calcext:value-type="string">
            <text:p>TestChangeCatSpec.java</text:p>
          </table:table-cell>
          <table:table-cell table:style-name="ce21" office:value-type="string" calcext:value-type="string">
            <text:p>testEumpruntRetardLivre() =&gt; Test 1</text:p>
          </table:table-cell>
          <table:table-cell table:style-name="ce26" office:value-type="string" calcext:value-type="string">
            <text:p><text:span text:style-name="T14">Emprunter un livre après que l’utilisateur change de catégorie </text:span><text:span text:style-name="T15">et</text:span><text:span text:style-name="T14"> </text:span><text:span text:style-name="T15">cela</text:span><text:span text:style-name="T14"> </text:span><text:span text:style-name="T15">créé</text:span><text:span text:style-name="T14"> </text:span><text:span text:style-name="T15">un</text:span><text:span text:style-name="T14"> retard </text:span><text:span text:style-name="T15">sur</text:span><text:span text:style-name="T14"> </text:span><text:span text:style-name="T15">un</text:span><text:span text:style-name="T14"> </text:span><text:span text:style-name="T15">emprunt</text:span><text:span text:style-name="T14"> </text:span><text:span text:style-name="T15">en</text:span><text:span text:style-name="T14"> </text:span><text:span text:style-name="T15">cours </text:span></text:p>
          </table:table-cell>
          <table:table-cell table:style-name="ce13" office:value-type="string" calcext:value-type="string">
            <text:p>Créer une médiathèque avec un utilisateur, un document qu’il emprunte et 1 livre l’utilisateur reserve le document est change de catégorie pour une catégorie qui lui met un retard de rendusur le document</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12.2.b</text:p>
          </table:table-cell>
          <table:table-cell table:style-name="ce13" office:value-type="string" calcext:value-type="string">
            <text:p>TestChangeCatSpec.java</text:p>
          </table:table-cell>
          <table:table-cell table:style-name="ce21" office:value-type="string" calcext:value-type="string">
            <text:p>testEumpruntRetardAudio() =&gt; Test 1</text:p>
          </table:table-cell>
          <table:table-cell table:style-name="ce27" office:value-type="string" calcext:value-type="string">
            <text:p><text:span text:style-name="T16">Emprunter un audio après que l’utilisateur change de catégorie </text:span><text:span text:style-name="T17">et</text:span><text:span text:style-name="T18"> </text:span><text:span text:style-name="T19">cela</text:span><text:span text:style-name="T18"> </text:span><text:span text:style-name="T17">créé</text:span><text:span text:style-name="T18"> </text:span><text:span text:style-name="T19">un</text:span><text:span text:style-name="T20"> retard </text:span><text:span text:style-name="T19">sur</text:span><text:span text:style-name="T18"> </text:span><text:span text:style-name="T17">un</text:span><text:span text:style-name="T18"> </text:span><text:span text:style-name="T17">emprunt</text:span><text:span text:style-name="T18"> </text:span><text:span text:style-name="T17">en</text:span><text:span text:style-name="T18"> </text:span><text:span text:style-name="T17">cours </text:span></text:p>
          </table:table-cell>
          <table:table-cell table:style-name="ce13" office:value-type="string" calcext:value-type="string">
            <text:p>Créer une médiathèque avec un utilisateur, un document qu’il emprunte et 1 audio l’utilisateur reserve le document est change de catégorie pour une catégorie qui lui met un retard de rendusur le document</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12.3.b</text:p>
          </table:table-cell>
          <table:table-cell table:style-name="ce13" office:value-type="string" calcext:value-type="string">
            <text:p>TestChangeCatSpec.java</text:p>
          </table:table-cell>
          <table:table-cell table:style-name="ce19" office:value-type="string" calcext:value-type="string">
            <text:p>testEumpruntRetardVideo() =&gt; Test 1</text:p>
          </table:table-cell>
          <table:table-cell table:style-name="ce27" office:value-type="string" calcext:value-type="string">
            <text:p><text:span text:style-name="T16">Emprunter une vidéo après que l’utilisateur change de catégorie </text:span><text:span text:style-name="T17">et</text:span><text:span text:style-name="T18"> </text:span><text:span text:style-name="T19">cela</text:span><text:span text:style-name="T18"> </text:span><text:span text:style-name="T17">créé</text:span><text:span text:style-name="T18"> </text:span><text:span text:style-name="T19">un</text:span><text:span text:style-name="T20"> retard </text:span><text:span text:style-name="T19">sur</text:span><text:span text:style-name="T18"> </text:span><text:span text:style-name="T17">un</text:span><text:span text:style-name="T18"> </text:span><text:span text:style-name="T17">emprunt</text:span><text:span text:style-name="T18"> </text:span><text:span text:style-name="T17">en</text:span><text:span text:style-name="T18"> </text:span><text:span text:style-name="T17">cours </text:span></text:p>
          </table:table-cell>
          <table:table-cell table:style-name="ce13" office:value-type="string" calcext:value-type="string">
            <text:p>Créer une médiathèque avec un utilisateur, un document qu’il emprunte et 1 vidéo l’utilisateur reserve le document est change de catégorie pour une catégorie qui lui met un retard de rendusur le document</text:p>
          </table:table-cell>
          <table:table-cell table:style-name="ce13" office:value-type="string" calcext:value-type="string">
            <text:p>Le document n’est pas <text:s/>emprunter, le nombre de fois que ce document a été emprunter n’est pas incrémenté et le nombre d’emprunt du client n’est pas incrémenté, 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4" office:value-type="string" calcext:value-type="string">
            <text:p>CT13.1</text:p>
          </table:table-cell>
          <table:table-cell table:number-columns-repeated="2" table:style-name="ce14" office:value-type="string" calcext:value-type="string">
            <text:p>Non implémenté</text:p>
          </table:table-cell>
          <table:table-cell table:style-name="ce14" office:value-type="string" calcext:value-type="string">
            <text:p>Emprunter un livre après que l’utilisateur n’a pas renouveler sa situation « tarif réduit »</text:p>
          </table:table-cell>
          <table:table-cell table:style-name="ce14" office:value-type="string" calcext:value-type="string">
            <text:p>Créer une médiathèque avec un utilisateur, dans une catégorie type « tarif réduit » on passe le temps pour que le renouvellement de sa situation soit en retard) =&gt; on emrpunte un livre</text:p>
          </table:table-cell>
          <table:table-cell table:style-name="ce14" office:value-type="string" calcext:value-type="string">
            <text:p>Le document est emprunter, il a été emprunter une fois de plus et l’utilisateur a un document d’emprunter en plus. De plus la date de début et de fin et le tarif affiché sur la fiche d’emprunt concorde (le tarif et la date d’emprunt corresponde à celle d’un tarif « non abonné » )</text:p>
          </table:table-cell>
          <table:table-cell table:style-name="ce14" office:value-type="string" calcext:value-type="string">
            <text:p>emprunt du livre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0">
          <table:table-cell table:style-name="ce14" office:value-type="string" calcext:value-type="string">
            <text:p>CT13.2</text:p>
          </table:table-cell>
          <table:table-cell table:number-columns-repeated="2" table:style-name="ce14" office:value-type="string" calcext:value-type="string">
            <text:p>Non implémenté</text:p>
          </table:table-cell>
          <table:table-cell table:style-name="ce14" office:value-type="string" calcext:value-type="string">
            <text:p>Emprunter un audio après que l’utilisateur n’a pas renouveler sa situation « tarif réduit »</text:p>
          </table:table-cell>
          <table:table-cell table:style-name="ce14" office:value-type="string" calcext:value-type="string">
            <text:p>Créer une médiathèque avec un utilisateur, dans une catégorie type « tarif réduit » on passe le temps pour que le renouvellement de sa situation soit en retard) =&gt; on emrpunte un audio</text:p>
          </table:table-cell>
          <table:table-cell table:style-name="ce14" office:value-type="string" calcext:value-type="string">
            <text:p>Le document est emprunter, il a été emprunter une fois de plus et l’utilisateur a un document d’emprunter en plus. De plus la date de début et de fin et le tarif affiché sur la fiche d’emprunt concorde (le tarif et la date d’emprunt corresponde à celle d’un tarif « non abonné » )</text:p>
          </table:table-cell>
          <table:table-cell table:style-name="ce14" office:value-type="string" calcext:value-type="string">
            <text:p>emprunt de l’audi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1">
          <table:table-cell table:style-name="ce14" office:value-type="string" calcext:value-type="string">
            <text:p>CT13.3</text:p>
          </table:table-cell>
          <table:table-cell table:number-columns-repeated="2" table:style-name="ce14" office:value-type="string" calcext:value-type="string">
            <text:p>Non implémenté</text:p>
          </table:table-cell>
          <table:table-cell table:style-name="ce14" office:value-type="string" calcext:value-type="string">
            <text:p>Emprunter une vidéo après que l’utilisateur n’a pas renouveler sa situation « tarif réduit »</text:p>
          </table:table-cell>
          <table:table-cell table:style-name="ce14" office:value-type="string" calcext:value-type="string">
            <text:p>Créer une médiathèque avec un utilisateur, dans une catégorie type « tarif réduit » on passe le temps pour que le renouvellement de sa situation soit en retard) =&gt; on emrpunte une vidéo</text:p>
          </table:table-cell>
          <table:table-cell table:style-name="ce14" office:value-type="string" calcext:value-type="string">
            <text:p>Le document est emprunter, il a été emprunter une fois de plus et l’utilisateur a un document d’emprunter en plus. De plus la date de début et de fin et le tarif affiché sur la fiche d’emprunt concorde (le tarif et la date d’emprunt corresponde à celle d’un tarif « non abonné » )</text:p>
          </table:table-cell>
          <table:table-cell table:style-name="ce14" office:value-type="string" calcext:value-type="string">
            <text:p>emprunt de la vide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0">
          <table:table-cell table:style-name="ce14" office:value-type="string" calcext:value-type="string">
            <text:p>CT14.1</text:p>
          </table:table-cell>
          <table:table-cell table:number-columns-repeated="2" table:style-name="ce14" office:value-type="string" calcext:value-type="string">
            <text:p>Non implémenté</text:p>
          </table:table-cell>
          <table:table-cell table:style-name="ce14" office:value-type="string" calcext:value-type="string">
            <text:p>Emprunter un livre après que l’utilisateur n’a pas renouveler sa situation « abonné »</text:p>
          </table:table-cell>
          <table:table-cell table:style-name="ce14" office:value-type="string" calcext:value-type="string">
            <text:p>Créer une médiathèque avec un utilisateur, dans une catégorie type « abonné » on passe le temps pour que le renouvellement de sa situation soit en retard) =&gt; on emrpunte un livre</text:p>
          </table:table-cell>
          <table:table-cell table:style-name="ce14" office:value-type="string" calcext:value-type="string">
            <text:p>Le document est emprunter, il a été emprunter une fois de plus et l’utilisateur a un document d’emprunter en plus. De plus la date de début et de fin et le tarif affiché sur la fiche d’emprunt concorde (le tarif et la date d’emprunt corresponde à celle d’un tarif « non abonné » )</text:p>
          </table:table-cell>
          <table:table-cell table:style-name="ce14" office:value-type="string" calcext:value-type="string">
            <text:p>emprunt du livre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0">
          <table:table-cell table:style-name="ce14" office:value-type="string" calcext:value-type="string">
            <text:p>CT14.2</text:p>
          </table:table-cell>
          <table:table-cell table:number-columns-repeated="2" table:style-name="ce14" office:value-type="string" calcext:value-type="string">
            <text:p>Non implémenté</text:p>
          </table:table-cell>
          <table:table-cell table:style-name="ce14" office:value-type="string" calcext:value-type="string">
            <text:p><text:span text:style-name="T2">Emprunter un audio après que l’utilisateur n’a pas renouveler sa situation «  abonné </text:span> »</text:p>
          </table:table-cell>
          <table:table-cell table:style-name="ce14" office:value-type="string" calcext:value-type="string">
            <text:p><text:span text:style-name="T2">Créer une médiathèque avec un utilisateur, dans une catégorie type « abonné </text:span>» on passe le temps pour que le renouvellement de sa situation soit en retard) =&gt; on emrpunte un audio</text:p>
          </table:table-cell>
          <table:table-cell table:style-name="ce14" office:value-type="string" calcext:value-type="string">
            <text:p>Le document est emprunter, il a été emprunter une fois de plus et l’utilisateur a un document d’emprunter en plus. De plus la date de début et de fin et le tarif affiché sur la fiche d’emprunt concorde (le tarif et la date d’emprunt corresponde à celle d’un tarif « non abonné » )</text:p>
          </table:table-cell>
          <table:table-cell table:style-name="ce14" office:value-type="string" calcext:value-type="string">
            <text:p>emprunt de l’audi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0">
          <table:table-cell table:style-name="ce14" office:value-type="string" calcext:value-type="string">
            <text:p>CT14.3</text:p>
          </table:table-cell>
          <table:table-cell table:number-columns-repeated="2" table:style-name="ce14" office:value-type="string" calcext:value-type="string">
            <text:p>Non implémenté</text:p>
          </table:table-cell>
          <table:table-cell table:style-name="ce14" office:value-type="string" calcext:value-type="string">
            <text:p><text:span text:style-name="T2">Emprunter une vidéo après que l’utilisateur n’a pas renouveler sa situation «  abonné </text:span> »</text:p>
          </table:table-cell>
          <table:table-cell table:style-name="ce14" office:value-type="string" calcext:value-type="string">
            <text:p><text:span text:style-name="T2">Créer une médiathèque avec un utilisateur, dans une catégorie type « abonné </text:span>» on passe le temps pour que le renouvellement de sa situation soit en retard) =&gt; on emrpunte une vidéo</text:p>
          </table:table-cell>
          <table:table-cell table:style-name="ce14" office:value-type="string" calcext:value-type="string">
            <text:p>Le document est emprunter, il a été emprunter une fois de plus et l’utilisateur a un document d’emprunter en plus. De plus la date de début et de fin et le tarif affiché sur la fiche d’emprunt concorde (le tarif et la date d’emprunt corresponde à celle d’un tarif « non abonné » )</text:p>
          </table:table-cell>
          <table:table-cell table:style-name="ce14" office:value-type="string" calcext:value-type="string">
            <text:p>emprunt de la vide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2">
          <table:table-cell/>
          <table:table-cell table:style-name="ce15" office:value-type="string" calcext:value-type="string" table:number-columns-spanned="2" table:number-rows-spanned="1">
            <text:p>Tests Fonctionnels : Restituer</text:p>
          </table:table-cell>
          <table:covered-table-cell/>
          <table:table-cell table:number-columns-repeated="5"/>
          <table:table-cell table:style-name="ce1"/>
          <table:table-cell table:number-columns-repeated="1015"/>
        </table:table-row>
        <table:table-row table:style-name="ro4">
          <table:table-cell table:style-name="ce12" office:value-type="string" calcext:value-type="string">
            <text:p>Code</text:p>
          </table:table-cell>
          <table:table-cell table:style-name="ce12" office:value-type="string" calcext:value-type="string">
            <text:p>Classe de test</text:p>
          </table:table-cell>
          <table:table-cell table:style-name="ce12" office:value-type="string" calcext:value-type="string">
            <text:p>Fonction de test (classe : TestRestituer.java)</text:p>
          </table:table-cell>
          <table:table-cell table:style-name="ce12" office:value-type="string" calcext:value-type="string">
            <text:p>Classes d’équivalence</text:p>
          </table:table-cell>
          <table:table-cell table:style-name="ce12" office:value-type="string" calcext:value-type="string">
            <text:p>Préfixe</text:p>
          </table:table-cell>
          <table:table-cell table:style-name="ce12" office:value-type="string" calcext:value-type="string">
            <text:p>Postfixe</text:p>
          </table:table-cell>
          <table:table-cell table:style-name="ce12" office:value-type="string" calcext:value-type="string">
            <text:p>Résultat attendu</text:p>
          </table:table-cell>
          <table:table-cell table:style-name="ce29"/>
          <table:table-cell table:style-name="ce1"/>
          <table:table-cell table:number-columns-repeated="1015"/>
        </table:table-row>
        <table:table-row table:style-name="ro5">
          <table:table-cell table:style-name="ce13" office:value-type="string" calcext:value-type="string">
            <text:p>CT15</text:p>
          </table:table-cell>
          <table:table-cell table:style-name="ce13" office:value-type="string" calcext:value-type="string">
            <text:p>TestRestituer.java</text:p>
          </table:table-cell>
          <table:table-cell table:style-name="ce19" office:value-type="string" calcext:value-type="string">
            <text:p>restituerArcticleInexistant()</text:p>
          </table:table-cell>
          <table:table-cell table:style-name="ce13" office:value-type="string" calcext:value-type="string">
            <text:p>Restituer un document inexistant</text:p>
          </table:table-cell>
          <table:table-cell table:style-name="ce13" office:value-type="string" calcext:value-type="string">
            <text:p>Créer une médiathèque avec un cleint</text:p>
          </table:table-cell>
          <table:table-cell table:style-name="ce13" office:value-type="string" calcext:value-type="string">
            <text:p>Le nombre de document emprunté de l’utilisateur ne change pas</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16</text:p>
          </table:table-cell>
          <table:table-cell table:style-name="ce13" office:value-type="string" calcext:value-type="string">
            <text:p>TestRestituer.java</text:p>
          </table:table-cell>
          <table:table-cell table:style-name="ce19" office:value-type="string" calcext:value-type="string">
            <text:p>restituerArcticleAvecValNull() =&gt; Test 1</text:p>
          </table:table-cell>
          <table:table-cell table:style-name="ce13" office:value-type="string" calcext:value-type="string">
            <text:p>Restituer un document avec un nom d’utilisateur null</text:p>
          </table:table-cell>
          <table:table-cell table:style-name="ce13" office:value-type="string" calcext:value-type="string">
            <text:p>Créer une médiathèque</text:p>
          </table:table-cell>
          <table:table-cell table:style-name="ce13" office:value-type="string" calcext:value-type="string">
            <text:p>Impossible de réaliser l’opération</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17</text:p>
          </table:table-cell>
          <table:table-cell table:style-name="ce13" office:value-type="string" calcext:value-type="string">
            <text:p>TestRestituer.java</text:p>
          </table:table-cell>
          <table:table-cell table:style-name="ce19" office:value-type="string" calcext:value-type="string">
            <text:p>restituerArcticleAvecValNull() =&gt; Test 2</text:p>
          </table:table-cell>
          <table:table-cell table:style-name="ce13" office:value-type="string" calcext:value-type="string">
            <text:p>Restituer un document avec un prénom d’utilisateur null</text:p>
          </table:table-cell>
          <table:table-cell table:style-name="ce13" office:value-type="string" calcext:value-type="string">
            <text:p>Créer une médiathèque</text:p>
          </table:table-cell>
          <table:table-cell table:style-name="ce13" office:value-type="string" calcext:value-type="string">
            <text:p>Impossible de réaliser l’opération</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18</text:p>
          </table:table-cell>
          <table:table-cell table:style-name="ce13" office:value-type="string" calcext:value-type="string">
            <text:p>TestRestituer.java</text:p>
          </table:table-cell>
          <table:table-cell table:style-name="ce19" office:value-type="string" calcext:value-type="string">
            <text:p>restituerArcticleAvecValNull() =&gt; Test 3</text:p>
          </table:table-cell>
          <table:table-cell table:style-name="ce13" office:value-type="string" calcext:value-type="string">
            <text:p>Restituer un document avec un numéro null</text:p>
          </table:table-cell>
          <table:table-cell table:style-name="ce13" office:value-type="string" calcext:value-type="string">
            <text:p>Créer une médiathèque</text:p>
          </table:table-cell>
          <table:table-cell table:style-name="ce13" office:value-type="string" calcext:value-type="string">
            <text:p>Impossible de réaliser l’opération</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19.1</text:p>
          </table:table-cell>
          <table:table-cell table:style-name="ce13" office:value-type="string" calcext:value-type="string">
            <text:p>TestRestituer.java</text:p>
          </table:table-cell>
          <table:table-cell table:style-name="ce19" office:value-type="string" calcext:value-type="string">
            <text:p>restituerArcticleNonEmprunte() =&gt; Test 1</text:p>
          </table:table-cell>
          <table:table-cell table:style-name="ce13" office:value-type="string" calcext:value-type="string">
            <text:p>Restituer un livre non emprunter (empruntable)</text:p>
          </table:table-cell>
          <table:table-cell table:style-name="ce13" office:value-type="string" calcext:value-type="string">
            <text:p>Créer une médiathèque avec un client est un livre empruntable</text:p>
          </table:table-cell>
          <table:table-cell table:style-name="ce13" office:value-type="string" calcext:value-type="string">
            <text:p>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19.2</text:p>
          </table:table-cell>
          <table:table-cell table:style-name="ce13" office:value-type="string" calcext:value-type="string">
            <text:p>TestRestituer.java</text:p>
          </table:table-cell>
          <table:table-cell table:style-name="ce19" office:value-type="string" calcext:value-type="string">
            <text:p>restituerArcticleNonEmprunte() =&gt; Test 2</text:p>
          </table:table-cell>
          <table:table-cell table:style-name="ce13" office:value-type="string" calcext:value-type="string">
            <text:p>Restituer un audio non emprunter (empruntable)</text:p>
          </table:table-cell>
          <table:table-cell table:style-name="ce13" office:value-type="string" calcext:value-type="string">
            <text:p>Créer une médiathèque avec un client est un audio empruntable</text:p>
          </table:table-cell>
          <table:table-cell table:style-name="ce13" office:value-type="string" calcext:value-type="string">
            <text:p>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19.3</text:p>
          </table:table-cell>
          <table:table-cell table:style-name="ce13" office:value-type="string" calcext:value-type="string">
            <text:p>TestRestituer.java</text:p>
          </table:table-cell>
          <table:table-cell table:style-name="ce19" office:value-type="string" calcext:value-type="string">
            <text:p>restituerArcticleNonEmprunte() =&gt; Test 3</text:p>
          </table:table-cell>
          <table:table-cell table:style-name="ce13" office:value-type="string" calcext:value-type="string">
            <text:p>Restituer une video non emprunter (empruntable)</text:p>
          </table:table-cell>
          <table:table-cell table:style-name="ce13" office:value-type="string" calcext:value-type="string">
            <text:p>Créer une médiathèque avec un client est une vidéo empruntable</text:p>
          </table:table-cell>
          <table:table-cell table:style-name="ce13" office:value-type="string" calcext:value-type="string">
            <text:p>Le document est toujours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20.1</text:p>
          </table:table-cell>
          <table:table-cell table:style-name="ce13" office:value-type="string" calcext:value-type="string">
            <text:p>TestRestituer.java</text:p>
          </table:table-cell>
          <table:table-cell table:style-name="ce19" office:value-type="string" calcext:value-type="string">
            <text:p>restituerArcticleNonEmprunte() =&gt; Test 4</text:p>
          </table:table-cell>
          <table:table-cell table:style-name="ce13" office:value-type="string" calcext:value-type="string">
            <text:p>Restituer un livre non emprunter (non empruntable)</text:p>
          </table:table-cell>
          <table:table-cell table:style-name="ce13" office:value-type="string" calcext:value-type="string">
            <text:p>Créer une médiathèque avec un client est un livre non empruntable</text:p>
          </table:table-cell>
          <table:table-cell table:style-name="ce13" office:value-type="string" calcext:value-type="string">
            <text:p>Le document est toujours non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20.2</text:p>
          </table:table-cell>
          <table:table-cell table:style-name="ce13" office:value-type="string" calcext:value-type="string">
            <text:p>TestRestituer.java</text:p>
          </table:table-cell>
          <table:table-cell table:style-name="ce19" office:value-type="string" calcext:value-type="string">
            <text:p>restituerArcticleNonEmprunte() =&gt; Test 5</text:p>
          </table:table-cell>
          <table:table-cell table:style-name="ce13" office:value-type="string" calcext:value-type="string">
            <text:p>Restituer un audio non emprunter (non empruntable)</text:p>
          </table:table-cell>
          <table:table-cell table:style-name="ce13" office:value-type="string" calcext:value-type="string">
            <text:p>Créer une médiathèque avec un client est un audio non empruntable</text:p>
          </table:table-cell>
          <table:table-cell table:style-name="ce13" office:value-type="string" calcext:value-type="string">
            <text:p>Le document est toujours non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20.3</text:p>
          </table:table-cell>
          <table:table-cell table:style-name="ce13" office:value-type="string" calcext:value-type="string">
            <text:p>TestRestituer.java</text:p>
          </table:table-cell>
          <table:table-cell table:style-name="ce19" office:value-type="string" calcext:value-type="string">
            <text:p>restituerArcticleNonEmprunte() =&gt; Test 6</text:p>
          </table:table-cell>
          <table:table-cell table:style-name="ce13" office:value-type="string" calcext:value-type="string">
            <text:p>Restituer une video non emprunter (non empruntable)</text:p>
          </table:table-cell>
          <table:table-cell table:style-name="ce13" office:value-type="string" calcext:value-type="string">
            <text:p>Créer une médiathèque avec un client est une vidéo non empruntable</text:p>
          </table:table-cell>
          <table:table-cell table:style-name="ce13" office:value-type="string" calcext:value-type="string">
            <text:p>Le document est toujours non empruntable</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21.1</text:p>
          </table:table-cell>
          <table:table-cell table:style-name="ce13" office:value-type="string" calcext:value-type="string">
            <text:p>TestRestituer.java</text:p>
          </table:table-cell>
          <table:table-cell table:style-name="ce19" office:value-type="string" calcext:value-type="string">
            <text:p>restituerArcticleAudioClientInconnu()</text:p>
          </table:table-cell>
          <table:table-cell table:style-name="ce13" office:value-type="string" calcext:value-type="string">
            <text:p>Restituer un livre emprunter avec un client inexistant</text:p>
          </table:table-cell>
          <table:table-cell table:style-name="ce13" office:value-type="string" calcext:value-type="string">
            <text:p>Créer une médiathèque avec un client est un livre emprunter par ce client</text:p>
          </table:table-cell>
          <table:table-cell table:style-name="ce13" office:value-type="string" calcext:value-type="string">
            <text:p>Le document est toujours emprunter</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21.2</text:p>
          </table:table-cell>
          <table:table-cell table:style-name="ce13" office:value-type="string" calcext:value-type="string">
            <text:p>TestRestituer.java</text:p>
          </table:table-cell>
          <table:table-cell table:style-name="ce19" office:value-type="string" calcext:value-type="string">
            <text:p>restituerArcticleLivreClientInconnu()</text:p>
          </table:table-cell>
          <table:table-cell table:style-name="ce13" office:value-type="string" calcext:value-type="string">
            <text:p>Restituer un audio emprunter avec un client inexistant</text:p>
          </table:table-cell>
          <table:table-cell table:style-name="ce13" office:value-type="string" calcext:value-type="string">
            <text:p>Créer une médiathèque avec un client est un audio emprunter par ce client</text:p>
          </table:table-cell>
          <table:table-cell table:style-name="ce13" office:value-type="string" calcext:value-type="string">
            <text:p>Le document est toujours emprunter</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6">
          <table:table-cell table:style-name="ce13" office:value-type="string" calcext:value-type="string">
            <text:p>CT21.3</text:p>
          </table:table-cell>
          <table:table-cell table:style-name="ce13" office:value-type="string" calcext:value-type="string">
            <text:p>TestRestituer.java</text:p>
          </table:table-cell>
          <table:table-cell table:style-name="ce19" office:value-type="string" calcext:value-type="string">
            <text:p>restituerArcticleVideoClientInconnu()</text:p>
          </table:table-cell>
          <table:table-cell table:style-name="ce13" office:value-type="string" calcext:value-type="string">
            <text:p>Restituer une vidéo emprunter avec un client inexistant</text:p>
          </table:table-cell>
          <table:table-cell table:style-name="ce13" office:value-type="string" calcext:value-type="string">
            <text:p>Créer une médiathèque avec un client est un vidéo emprunter par ce client</text:p>
          </table:table-cell>
          <table:table-cell table:style-name="ce13" office:value-type="string" calcext:value-type="string">
            <text:p>Le document est toujours emprunter</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22.1</text:p>
          </table:table-cell>
          <table:table-cell table:style-name="ce13" office:value-type="string" calcext:value-type="string">
            <text:p>TestRestituer.java</text:p>
          </table:table-cell>
          <table:table-cell table:style-name="ce19" office:value-type="string" calcext:value-type="string">
            <text:p>restituerArcticleLivreMauvaisClient()</text:p>
          </table:table-cell>
          <table:table-cell table:style-name="ce13" office:value-type="string" calcext:value-type="string">
            <text:p>Restituer un livre emprunter avec le mauvais client</text:p>
          </table:table-cell>
          <table:table-cell table:style-name="ce13" office:value-type="string" calcext:value-type="string">
            <text:p>Créer une médiathèque avec deux clients est un livre emprunter par un client</text:p>
          </table:table-cell>
          <table:table-cell table:style-name="ce13" office:value-type="string" calcext:value-type="string">
            <text:p>Le document est toujours emprunter</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22.2</text:p>
          </table:table-cell>
          <table:table-cell table:style-name="ce13" office:value-type="string" calcext:value-type="string">
            <text:p>TestRestituer.java</text:p>
          </table:table-cell>
          <table:table-cell table:style-name="ce19" office:value-type="string" calcext:value-type="string">
            <text:p>restituerArcticleAudioMauvaisClient()</text:p>
          </table:table-cell>
          <table:table-cell table:style-name="ce13" office:value-type="string" calcext:value-type="string">
            <text:p>Restituer un audio emprunter avec le mauvais client</text:p>
          </table:table-cell>
          <table:table-cell table:style-name="ce13" office:value-type="string" calcext:value-type="string">
            <text:p>Créer une médiathèque avec deux clients est un audio emprunter par un client</text:p>
          </table:table-cell>
          <table:table-cell table:style-name="ce13" office:value-type="string" calcext:value-type="string">
            <text:p>Le document est toujours emprunter</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8">
          <table:table-cell table:style-name="ce13" office:value-type="string" calcext:value-type="string">
            <text:p>CT22.3</text:p>
          </table:table-cell>
          <table:table-cell table:style-name="ce13" office:value-type="string" calcext:value-type="string">
            <text:p>TestRestituer.java</text:p>
          </table:table-cell>
          <table:table-cell table:style-name="ce19" office:value-type="string" calcext:value-type="string">
            <text:p>restituerArcticleVideoMauvaisClient()</text:p>
          </table:table-cell>
          <table:table-cell table:style-name="ce13" office:value-type="string" calcext:value-type="string">
            <text:p>Restituer une vidéo emprunter avec le mauvais client</text:p>
          </table:table-cell>
          <table:table-cell table:style-name="ce13" office:value-type="string" calcext:value-type="string">
            <text:p>Créer une médiathèque avec deux clients est une vidéo emprunter par un client</text:p>
          </table:table-cell>
          <table:table-cell table:style-name="ce13" office:value-type="string" calcext:value-type="string">
            <text:p>Le document est toujours emprunter</text:p>
          </table:table-cell>
          <table:table-cell table:style-name="ce13" office:value-type="string" calcext:value-type="string">
            <text:p>exception</text:p>
          </table:table-cell>
          <table:table-cell table:style-name="ce32" office:value-type="string" calcext:value-type="string">
            <text:p>Le test passe</text:p>
          </table:table-cell>
          <table:table-cell table:style-name="ce1"/>
          <table:table-cell table:number-columns-repeated="1015"/>
        </table:table-row>
        <table:table-row table:style-name="ro12">
          <table:table-cell table:style-name="ce13" office:value-type="string" calcext:value-type="string">
            <text:p>CT23.1</text:p>
          </table:table-cell>
          <table:table-cell table:style-name="ce13" office:value-type="string" calcext:value-type="string">
            <text:p>TestEmprunter.java</text:p>
          </table:table-cell>
          <table:table-cell table:style-name="ce19" office:value-type="string" calcext:value-type="string">
            <text:p>emprunterArcticleLivreDejaEmprunter() =&gt; Test 6, 8, 9, 10</text:p>
          </table:table-cell>
          <table:table-cell table:style-name="ce13" office:value-type="string" calcext:value-type="string">
            <text:p><text:span text:style-name="T8">Restituer un livre emprunter avec le bon client </text:span><text:span text:style-name="T9">(différentes bornes  =&gt; Tests au limites)</text:span></text:p>
          </table:table-cell>
          <table:table-cell table:style-name="ce13" office:value-type="string" calcext:value-type="string">
            <text:p>Créer une médiathèque avec un utilisateur, différents livres empruntés</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u livre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2">
          <table:table-cell table:style-name="ce13" office:value-type="string" calcext:value-type="string">
            <text:p>CT23.2</text:p>
          </table:table-cell>
          <table:table-cell table:style-name="ce13" office:value-type="string" calcext:value-type="string">
            <text:p>TestEmprunter.java</text:p>
          </table:table-cell>
          <table:table-cell table:style-name="ce22" office:value-type="string" calcext:value-type="string">
            <text:p>emprunterArcticleAudioDejaEmprunter() =&gt; Test 6, 8, 9, 10</text:p>
          </table:table-cell>
          <table:table-cell table:style-name="ce13" office:value-type="string" calcext:value-type="string">
            <text:p><text:span text:style-name="T8">Restituer un audio emprunter avec le bon client </text:span><text:span text:style-name="T9">(différentes bornes =&gt; Tests au limites)</text:span></text:p>
          </table:table-cell>
          <table:table-cell table:style-name="ce13" office:value-type="string" calcext:value-type="string">
            <text:p>Créer une médiathèque avec un utilisateur, différents audios empruntés</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e l’audi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2">
          <table:table-cell table:style-name="ce13" office:value-type="string" calcext:value-type="string">
            <text:p>CT23.3</text:p>
          </table:table-cell>
          <table:table-cell table:style-name="ce13" office:value-type="string" calcext:value-type="string">
            <text:p>TestEmprunter.java</text:p>
          </table:table-cell>
          <table:table-cell table:style-name="ce19" office:value-type="string" calcext:value-type="string">
            <text:p>emprunterArcticleVideoDejaEmprunter() =&gt; Test 6, 8, 9, 10</text:p>
          </table:table-cell>
          <table:table-cell table:style-name="ce13" office:value-type="string" calcext:value-type="string">
            <text:p><text:span text:style-name="T8">Restituer une vidéo emprunter avec le bon client </text:span><text:span text:style-name="T9">(différentes bornes =&gt; Tests au limites)</text:span></text:p>
          </table:table-cell>
          <table:table-cell table:style-name="ce13" office:value-type="string" calcext:value-type="string">
            <text:p>Créer une médiathèque avec un utilisateur, différentes vidéos empruntées</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e la vidé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24.1</text:p>
          </table:table-cell>
          <table:table-cell table:style-name="ce13" office:value-type="string" calcext:value-type="string">
            <text:p>TestEmprunter.java</text:p>
          </table:table-cell>
          <table:table-cell table:style-name="ce19" office:value-type="string" calcext:value-type="string">
            <text:p>emprunterArcticleLivreUtilisateurInterdit() =&gt; Test 2</text:p>
          </table:table-cell>
          <table:table-cell table:style-name="ce13" office:value-type="string" calcext:value-type="string">
            <text:p>Restituer un livre alors que l’utilisateur est en retard</text:p>
          </table:table-cell>
          <table:table-cell table:style-name="ce13" office:value-type="string" calcext:value-type="string">
            <text:p>Créer une médiathèque avec un client est un livre emprunter par ce client (on passe le temps pour que le document soit noté comme en retard)</text:p>
          </table:table-cell>
          <table:table-cell table:style-name="ce13" office:value-type="string" calcext:value-type="string">
            <text:p>Le document n’est plus emprunter, l’utilisateur a un document de moins emprunter, la fiche d’emprunt est détruite. Si l’utilisateur n’a pas d’autre document emprunté en retard, il peut à nouveau emprunter (cf test CT7 =&gt; Test 7).</text:p>
          </table:table-cell>
          <table:table-cell table:style-name="ce13" office:value-type="string" calcext:value-type="string">
            <text:p>restitution du livre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24.2</text:p>
          </table:table-cell>
          <table:table-cell table:style-name="ce13" office:value-type="string" calcext:value-type="string">
            <text:p>TestEmprunter.java</text:p>
          </table:table-cell>
          <table:table-cell table:style-name="ce19" office:value-type="string" calcext:value-type="string">
            <text:p>emprunterArcticleAudioUtilisateurInterdit() =&gt; Test 2</text:p>
          </table:table-cell>
          <table:table-cell table:style-name="ce13" office:value-type="string" calcext:value-type="string">
            <text:p>Restituer un audio alors que l’utilisateur est en retard</text:p>
          </table:table-cell>
          <table:table-cell table:style-name="ce13" office:value-type="string" calcext:value-type="string">
            <text:p>Créer une médiathèque avec un client est un audio emprunter par ce client (on passe le temps pour que le document soit noté comme en retard)</text:p>
          </table:table-cell>
          <table:table-cell table:style-name="ce13" office:value-type="string" calcext:value-type="string">
            <text:p>Le document n’est plus emprunter, l’utilisateur a un document de moins emprunter, la fiche d’emprunt est détruite. Si l’utilisateur n’a pas d’autre document emprunté en retard, il peut à nouveau emprunter (cf test CT7 =&gt; Test 7).</text:p>
          </table:table-cell>
          <table:table-cell table:style-name="ce13" office:value-type="string" calcext:value-type="string">
            <text:p>restitution de l’audi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9">
          <table:table-cell table:style-name="ce13" office:value-type="string" calcext:value-type="string">
            <text:p>CT24.3</text:p>
          </table:table-cell>
          <table:table-cell table:style-name="ce13" office:value-type="string" calcext:value-type="string">
            <text:p>TestEmprunter.java</text:p>
          </table:table-cell>
          <table:table-cell table:style-name="ce19" office:value-type="string" calcext:value-type="string">
            <text:p>emprunterArcticleVideoUtilisateurInterdit() =&gt; Test 2</text:p>
          </table:table-cell>
          <table:table-cell table:style-name="ce13" office:value-type="string" calcext:value-type="string">
            <text:p>Restituer une vidéo <text:s/>alors que l’utilisateur est en retard</text:p>
          </table:table-cell>
          <table:table-cell table:style-name="ce13" office:value-type="string" calcext:value-type="string">
            <text:p>Créer une médiathèque avec un client est une vidéo emprunter par ce client (on passe le temps pour que le document soit noté comme en retard)</text:p>
          </table:table-cell>
          <table:table-cell table:style-name="ce13" office:value-type="string" calcext:value-type="string">
            <text:p>Le document n’est plus emprunter, l’utilisateur a un document de moins emprunter, la fiche d’emprunt est détruite. Si l’utilisateur n’a pas d’autre document emprunté en retard, il peut à nouveau emprunter (cf test CT7 =&gt; Test 7).</text:p>
          </table:table-cell>
          <table:table-cell table:style-name="ce13" office:value-type="string" calcext:value-type="string">
            <text:p>restitution de la vidé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5">
          <table:table-cell table:style-name="ce13" office:value-type="string" calcext:value-type="string">
            <text:p>CT25.0</text:p>
          </table:table-cell>
          <table:table-cell table:style-name="ce13" office:value-type="string" calcext:value-type="string">
            <text:p><text:span text:style-name="T2">TestRestituer</text:span>ChangeCat.java</text:p>
          </table:table-cell>
          <table:table-cell table:style-name="ce13" office:value-type="string" calcext:value-type="string">
            <text:p>voir toutes les fonctions (couvre CT15 à CT24)</text:p>
          </table:table-cell>
          <table:table-cell table:style-name="ce13" office:value-type="string" calcext:value-type="string">
            <text:p><text:span text:style-name="T8">Restituer un livre après que l’utilisateur change de catégorie </text:span><text:span text:style-name="T9">(Tests combinatoires)</text:span></text:p>
          </table:table-cell>
          <table:table-cell table:style-name="ce13" office:value-type="string" calcext:value-type="string">
            <text:p><text:span text:style-name="T2">Voir CT15</text:span> à CT24</text:p>
          </table:table-cell>
          <table:table-cell table:style-name="ce13" office:value-type="string" calcext:value-type="string">
            <text:p><text:span text:style-name="T2">Voir CT15</text:span> à CT24</text:p>
          </table:table-cell>
          <table:table-cell table:style-name="ce13" office:value-type="string" calcext:value-type="string">
            <text:p><text:span text:style-name="T2">Voir CT15</text:span> à CT24</text:p>
          </table:table-cell>
          <table:table-cell table:style-name="ce33" office:value-type="string" calcext:value-type="string">
            <text:p>Résultats identiques</text:p>
          </table:table-cell>
          <table:table-cell table:style-name="ce1"/>
          <table:table-cell table:number-columns-repeated="1015"/>
        </table:table-row>
        <table:table-row table:style-name="ro5">
          <table:table-cell table:style-name="ce13" office:value-type="string" calcext:value-type="string">
            <text:p>CT25.0</text:p>
          </table:table-cell>
          <table:table-cell table:style-name="ce13" office:value-type="string" calcext:value-type="string">
            <text:p><text:span text:style-name="T2">TestRestituer</text:span>ChangeCat.java</text:p>
          </table:table-cell>
          <table:table-cell table:style-name="ce13" office:value-type="string" calcext:value-type="string">
            <text:p>voir toutes les fonctions (couvre CT15 à CT24)</text:p>
          </table:table-cell>
          <table:table-cell table:style-name="ce13" office:value-type="string" calcext:value-type="string">
            <text:p><text:span text:style-name="T8">Restituer un audio après que l’utilisateur change de catégorie </text:span><text:span text:style-name="T9">(Tests combinatoires)</text:span></text:p>
          </table:table-cell>
          <table:table-cell table:style-name="ce13" office:value-type="string" calcext:value-type="string">
            <text:p><text:span text:style-name="T2">Voir CT15</text:span> à CT24</text:p>
          </table:table-cell>
          <table:table-cell table:style-name="ce13" office:value-type="string" calcext:value-type="string">
            <text:p><text:span text:style-name="T2">Voir CT15</text:span> à CT24</text:p>
          </table:table-cell>
          <table:table-cell table:style-name="ce13" office:value-type="string" calcext:value-type="string">
            <text:p><text:span text:style-name="T2">Voir CT15</text:span> à CT24</text:p>
          </table:table-cell>
          <table:table-cell table:style-name="ce33" office:value-type="string" calcext:value-type="string">
            <text:p>Résultats identiques</text:p>
          </table:table-cell>
          <table:table-cell table:style-name="ce1"/>
          <table:table-cell table:number-columns-repeated="1015"/>
        </table:table-row>
        <table:table-row table:style-name="ro5">
          <table:table-cell table:style-name="ce13" office:value-type="string" calcext:value-type="string">
            <text:p>CT25.0</text:p>
          </table:table-cell>
          <table:table-cell table:style-name="ce13" office:value-type="string" calcext:value-type="string">
            <text:p><text:span text:style-name="T2">TestRestituer</text:span>ChangeCat.java</text:p>
          </table:table-cell>
          <table:table-cell table:style-name="ce13" office:value-type="string" calcext:value-type="string">
            <text:p>voir toutes les fonctions (couvre CT15 à CT24)</text:p>
          </table:table-cell>
          <table:table-cell table:style-name="ce13" office:value-type="string" calcext:value-type="string">
            <text:p><text:span text:style-name="T8">Restituer une vidéo après que l’utilisateur change de catégorie </text:span><text:span text:style-name="T9">(Tests combinatoires)</text:span></text:p>
          </table:table-cell>
          <table:table-cell table:style-name="ce13" office:value-type="string" calcext:value-type="string">
            <text:p><text:span text:style-name="T2">Voir CT15</text:span> à CT24</text:p>
          </table:table-cell>
          <table:table-cell table:style-name="ce13" office:value-type="string" calcext:value-type="string">
            <text:p><text:span text:style-name="T2">Voir CT15</text:span> à CT24</text:p>
          </table:table-cell>
          <table:table-cell table:style-name="ce13" office:value-type="string" calcext:value-type="string">
            <text:p><text:span text:style-name="T2">Voir CT15</text:span> à CT24</text:p>
          </table:table-cell>
          <table:table-cell table:style-name="ce33" office:value-type="string" calcext:value-type="string">
            <text:p>Résultats identiques</text:p>
          </table:table-cell>
          <table:table-cell table:style-name="ce1"/>
          <table:table-cell table:number-columns-repeated="1015"/>
        </table:table-row>
        <table:table-row table:style-name="ro10">
          <table:table-cell table:style-name="ce13" office:value-type="string" calcext:value-type="string">
            <text:p>CT25.1.a</text:p>
          </table:table-cell>
          <table:table-cell table:style-name="ce13" office:value-type="string" calcext:value-type="string">
            <text:p>TestChangeCatSpec.java</text:p>
          </table:table-cell>
          <table:table-cell table:style-name="ce19" office:value-type="string" calcext:value-type="string">
            <text:p>testEumpruntMaxDepasseLivre() =&gt; Test 2</text:p>
          </table:table-cell>
          <table:table-cell table:style-name="ce25" office:value-type="string" calcext:value-type="string">
            <text:p><text:span text:style-name="T21">Restituer</text:span><text:span text:style-name="T22"> un livre après que l’utilisateur change de catég</text:span><text:span text:style-name="T23">orie </text:span><text:span text:style-name="T24">et</text:span><text:span text:style-name="T25"> </text:span><text:span text:style-name="T24">la</text:span><text:span text:style-name="T25"> </text:span><text:span text:style-name="T24">nouvelle</text:span><text:span text:style-name="T25"> </text:span><text:span text:style-name="T24">catégorie</text:span><text:span text:style-name="T25"> </text:span><text:span text:style-name="T24">lui permet de reserver moins de livre qu'il n'en a actuellement</text:span></text:p>
          </table:table-cell>
          <table:table-cell table:style-name="ce13" office:value-type="string" calcext:value-type="string">
            <text:p>Créer une médiathèque avec un utilisateur plusieurs document qu’il emprunte (dont un livre). L’utilisateur change de catégorie pour une catégorie qui lui permet d’avoir moins de document</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u livre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3" office:value-type="string" calcext:value-type="string">
            <text:p>CT25.2.a</text:p>
          </table:table-cell>
          <table:table-cell table:style-name="ce13" office:value-type="string" calcext:value-type="string">
            <text:p>TestChangeCatSpec.java</text:p>
          </table:table-cell>
          <table:table-cell table:style-name="ce23" office:value-type="string" calcext:value-type="string">
            <text:p><text:span text:style-name="T4">testEumpruntMaxDepasseAudio() =&gt; Test 2</text:span></text:p>
          </table:table-cell>
          <table:table-cell table:style-name="ce25" office:value-type="string" calcext:value-type="string">
            <text:p><text:span text:style-name="T21">Restituer</text:span><text:span text:style-name="T22"> une audio après que l’utilisateur change de catég</text:span><text:span text:style-name="T23">orie </text:span><text:span text:style-name="T24">et</text:span><text:span text:style-name="T25"> </text:span><text:span text:style-name="T24">la</text:span><text:span text:style-name="T25"> </text:span><text:span text:style-name="T24">nouvelle</text:span><text:span text:style-name="T25"> </text:span><text:span text:style-name="T24">catégorie</text:span><text:span text:style-name="T25"> </text:span><text:span text:style-name="T24">lui permet de reserver moins de livre qu'il n'en a actuellement</text:span></text:p>
          </table:table-cell>
          <table:table-cell table:style-name="ce13" office:value-type="string" calcext:value-type="string">
            <text:p>Créer une médiathèque avec un utilisateur plusieurs document qu’il emprunte (dont un audio). L’utilisateur change de catégorie pour une catégorie qui lui permet d’avoir moins de document</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e l’audi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0">
          <table:table-cell table:style-name="ce13" office:value-type="string" calcext:value-type="string">
            <text:p>CT25.3.a</text:p>
          </table:table-cell>
          <table:table-cell table:style-name="ce13" office:value-type="string" calcext:value-type="string">
            <text:p>TestChangeCatSpec.java</text:p>
          </table:table-cell>
          <table:table-cell table:style-name="ce21" office:value-type="string" calcext:value-type="string">
            <text:p>testEumpruntMaxDepasseVideo() =&gt; Test 2</text:p>
          </table:table-cell>
          <table:table-cell table:style-name="ce25" office:value-type="string" calcext:value-type="string">
            <text:p><text:span text:style-name="T21">Restituer</text:span><text:span text:style-name="T22"> un livre après que l’utilisateur change de catég</text:span><text:span text:style-name="T23">orie </text:span><text:span text:style-name="T24">et</text:span><text:span text:style-name="T25"> </text:span><text:span text:style-name="T24">la</text:span><text:span text:style-name="T25"> </text:span><text:span text:style-name="T24">nouvelle</text:span><text:span text:style-name="T25"> </text:span><text:span text:style-name="T24">catégorie</text:span><text:span text:style-name="T25"> </text:span><text:span text:style-name="T24">lui permet de reserver moins de livre qu'il n'en a actuellement</text:span></text:p>
          </table:table-cell>
          <table:table-cell table:style-name="ce13" office:value-type="string" calcext:value-type="string">
            <text:p>Créer une médiathèque avec un utilisateur plusieurs document qu’il emprunte (dont une vidéo). L’utilisateur change de catégorie pour une catégorie qui lui permet d’avoir moins de document</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e la vidé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25.1.b</text:p>
          </table:table-cell>
          <table:table-cell table:style-name="ce13" office:value-type="string" calcext:value-type="string">
            <text:p>TestChangeCatSpec.java</text:p>
          </table:table-cell>
          <table:table-cell table:style-name="ce21" office:value-type="string" calcext:value-type="string">
            <text:p>testEumpruntRetardLivre() =&gt; Test 2</text:p>
          </table:table-cell>
          <table:table-cell table:style-name="ce26" office:value-type="string" calcext:value-type="string">
            <text:p><text:span text:style-name="T26">Restituer</text:span><text:span text:style-name="T27"> un livre après que l’utilisateur change de catégorie </text:span><text:span text:style-name="T28">et</text:span><text:span text:style-name="T27"> </text:span><text:span text:style-name="T28">cela</text:span><text:span text:style-name="T27"> </text:span><text:span text:style-name="T28">créé</text:span><text:span text:style-name="T27"> </text:span><text:span text:style-name="T28">un</text:span><text:span text:style-name="T27"> retard </text:span><text:span text:style-name="T28">sur</text:span><text:span text:style-name="T27"> </text:span><text:span text:style-name="T28">un</text:span><text:span text:style-name="T27"> </text:span><text:span text:style-name="T28">emprunt</text:span><text:span text:style-name="T27"> </text:span><text:span text:style-name="T28">en</text:span><text:span text:style-name="T27"> </text:span><text:span text:style-name="T28">cours </text:span></text:p>
          </table:table-cell>
          <table:table-cell table:style-name="ce13" office:value-type="string" calcext:value-type="string">
            <text:p>Créer une médiathèque avec un utilisateur plusieurs document qu’il emprunte (dont un livre). L’utilisateur change de catégorie pour une catégorie qui lui met un retard de rendu sur le document</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u livre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1">
          <table:table-cell table:style-name="ce13" office:value-type="string" calcext:value-type="string">
            <text:p>CT25.2.b</text:p>
          </table:table-cell>
          <table:table-cell table:style-name="ce13" office:value-type="string" calcext:value-type="string">
            <text:p>TestChangeCatSpec.java</text:p>
          </table:table-cell>
          <table:table-cell table:style-name="ce21" office:value-type="string" calcext:value-type="string">
            <text:p>testEumpruntRetardAudio() =&gt; Test 2</text:p>
          </table:table-cell>
          <table:table-cell table:style-name="ce27" office:value-type="string" calcext:value-type="string">
            <text:p><text:span text:style-name="T16">Restituer un audio après que l’utilisateur change de catégorie </text:span><text:span text:style-name="T17">et</text:span><text:span text:style-name="T18"> </text:span><text:span text:style-name="T19">cela</text:span><text:span text:style-name="T18"> </text:span><text:span text:style-name="T17">créé</text:span><text:span text:style-name="T18"> </text:span><text:span text:style-name="T19">un</text:span><text:span text:style-name="T20"> retard </text:span><text:span text:style-name="T19">sur</text:span><text:span text:style-name="T18"> </text:span><text:span text:style-name="T17">un</text:span><text:span text:style-name="T18"> </text:span><text:span text:style-name="T17">emprunt</text:span><text:span text:style-name="T18"> </text:span><text:span text:style-name="T17">en</text:span><text:span text:style-name="T18"> </text:span><text:span text:style-name="T17">cours </text:span></text:p>
          </table:table-cell>
          <table:table-cell table:style-name="ce13" office:value-type="string" calcext:value-type="string">
            <text:p>Créer une médiathèque avec un utilisateur plusieurs document qu’il emprunte (dont un audio). L’utilisateur change de catégorie pour une catégorie qui lui met un retard de rendu sur le document</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e l’audi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3">
          <table:table-cell table:style-name="ce13" office:value-type="string" calcext:value-type="string">
            <text:p>CT25.3.b</text:p>
          </table:table-cell>
          <table:table-cell table:style-name="ce13" office:value-type="string" calcext:value-type="string">
            <text:p>TestChangeCatSpec.java</text:p>
          </table:table-cell>
          <table:table-cell table:style-name="ce19" office:value-type="string" calcext:value-type="string">
            <text:p>testEumpruntRetardVideo() =&gt; Test 2</text:p>
          </table:table-cell>
          <table:table-cell table:style-name="ce27" office:value-type="string" calcext:value-type="string">
            <text:p><text:span text:style-name="T16">Restituer une vidéo après que l’utilisateur change de catégorie </text:span><text:span text:style-name="T17">et</text:span><text:span text:style-name="T18"> </text:span><text:span text:style-name="T19">cela</text:span><text:span text:style-name="T18"> </text:span><text:span text:style-name="T17">créé</text:span><text:span text:style-name="T18"> </text:span><text:span text:style-name="T19">un</text:span><text:span text:style-name="T20"> retard </text:span><text:span text:style-name="T19">sur</text:span><text:span text:style-name="T18"> </text:span><text:span text:style-name="T17">un</text:span><text:span text:style-name="T18"> </text:span><text:span text:style-name="T17">emprunt</text:span><text:span text:style-name="T18"> </text:span><text:span text:style-name="T17">en</text:span><text:span text:style-name="T18"> </text:span><text:span text:style-name="T17">cours </text:span></text:p>
          </table:table-cell>
          <table:table-cell table:style-name="ce13" office:value-type="string" calcext:value-type="string">
            <text:p>Créer une médiathèque avec un utilisateur plusieurs document qu’il emprunte (dont une vidéo). L’utilisateur change de catégorie pour une catégorie qui lui met un retard de rendu sur le document</text:p>
          </table:table-cell>
          <table:table-cell table:style-name="ce13" office:value-type="string" calcext:value-type="string">
            <text:p>Le document n’est plus emprunter, l’utilisateur a un document de moins emprunter, la fiche d’emprunt est détruite</text:p>
          </table:table-cell>
          <table:table-cell table:style-name="ce13" office:value-type="string" calcext:value-type="string">
            <text:p>restitution de la vidéo (tous les postfixe respecté)</text:p>
          </table:table-cell>
          <table:table-cell table:style-name="ce32" office:value-type="string" calcext:value-type="string">
            <text:p>Le test passe</text:p>
          </table:table-cell>
          <table:table-cell table:style-name="ce1"/>
          <table:table-cell table:number-columns-repeated="1015"/>
        </table:table-row>
        <table:table-row table:style-name="ro14">
          <table:table-cell table:style-name="ce14" office:value-type="string" calcext:value-type="string">
            <text:p>CT26.1</text:p>
          </table:table-cell>
          <table:table-cell table:number-columns-repeated="2" table:style-name="ce14" office:value-type="string" calcext:value-type="string">
            <text:p>Non implémenté</text:p>
          </table:table-cell>
          <table:table-cell table:style-name="ce14" office:value-type="string" calcext:value-type="string">
            <text:p><text:span text:style-name="T2">Restituer</text:span> un livre après que l’utilisateur n’a pas renouveler sa situation « tarif réduit »</text:p>
          </table:table-cell>
          <table:table-cell table:style-name="ce14" office:value-type="string" calcext:value-type="string">
            <text:p>Créer une médiathèque avec un utilisateur, dans une catégorie type « tarif réduit » on passe le temps pour que le renouvellement de sa situation soit en retard) =&gt; on emrpunte un livre</text:p>
          </table:table-cell>
          <table:table-cell table:style-name="ce47" office:value-type="string" calcext:value-type="string">
            <text:p>Le document n’est plus emprunter, l’utilisateur a un document de moins emprunter, la fiche d’emprunt est détruite</text:p>
          </table:table-cell>
          <table:table-cell table:style-name="ce14" office:value-type="string" calcext:value-type="string">
            <text:p>restitution du livre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4">
          <table:table-cell table:style-name="ce14" office:value-type="string" calcext:value-type="string">
            <text:p>CT26.2</text:p>
          </table:table-cell>
          <table:table-cell table:number-columns-repeated="2" table:style-name="ce14" office:value-type="string" calcext:value-type="string">
            <text:p>Non implémenté</text:p>
          </table:table-cell>
          <table:table-cell table:style-name="ce14" office:value-type="string" calcext:value-type="string">
            <text:p><text:span text:style-name="T2">Restituer</text:span> un audio après que l’utilisateur n’a pas renouveler sa situation « tarif réduit »</text:p>
          </table:table-cell>
          <table:table-cell table:style-name="ce14" office:value-type="string" calcext:value-type="string">
            <text:p>Créer une médiathèque avec un utilisateur, dans une catégorie type « tarif réduit » on passe le temps pour que le renouvellement de sa situation soit en retard) =&gt; on emrpunte un audio</text:p>
          </table:table-cell>
          <table:table-cell table:style-name="ce47" office:value-type="string" calcext:value-type="string">
            <text:p>Le document n’est plus emprunter, l’utilisateur a un document de moins emprunter, la fiche d’emprunt est détruite</text:p>
          </table:table-cell>
          <table:table-cell table:style-name="ce14" office:value-type="string" calcext:value-type="string">
            <text:p>restitution de l’audi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3">
          <table:table-cell table:style-name="ce14" office:value-type="string" calcext:value-type="string">
            <text:p>CT26.3</text:p>
          </table:table-cell>
          <table:table-cell table:number-columns-repeated="2" table:style-name="ce14" office:value-type="string" calcext:value-type="string">
            <text:p>Non implémenté</text:p>
          </table:table-cell>
          <table:table-cell table:style-name="ce14" office:value-type="string" calcext:value-type="string">
            <text:p><text:span text:style-name="T2">Restituer</text:span> une vidéo après que l’utilisateur n’a pas renouveler sa situation « tarif réduit »</text:p>
          </table:table-cell>
          <table:table-cell table:style-name="ce14" office:value-type="string" calcext:value-type="string">
            <text:p>Créer une médiathèque avec un utilisateur, dans une catégorie type « tarif réduit » on passe le temps pour que le renouvellement de sa situation soit en retard) =&gt; on emrpunte une vidéo</text:p>
          </table:table-cell>
          <table:table-cell table:style-name="ce47" office:value-type="string" calcext:value-type="string">
            <text:p>Le document n’est plus emprunter, l’utilisateur a un document de moins emprunter, la fiche d’emprunt est détruite</text:p>
          </table:table-cell>
          <table:table-cell table:style-name="ce14" office:value-type="string" calcext:value-type="string">
            <text:p>restitution de la vidé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4">
          <table:table-cell table:style-name="ce14" office:value-type="string" calcext:value-type="string">
            <text:p>CT27.1</text:p>
          </table:table-cell>
          <table:table-cell table:number-columns-repeated="2" table:style-name="ce14" office:value-type="string" calcext:value-type="string">
            <text:p>Non implémenté</text:p>
          </table:table-cell>
          <table:table-cell table:style-name="ce14" office:value-type="string" calcext:value-type="string">
            <text:p><text:span text:style-name="T2">Restituer</text:span> un livre après que l’utilisateur n’a pas renouveler sa situation « abonné »</text:p>
          </table:table-cell>
          <table:table-cell table:style-name="ce14" office:value-type="string" calcext:value-type="string">
            <text:p>Créer une médiathèque avec un utilisateur, dans une catégorie type « abonné » on passe le temps pour que le renouvellement de sa situation soit en retard) =&gt; on emrpunte un livre</text:p>
          </table:table-cell>
          <table:table-cell table:style-name="ce47" office:value-type="string" calcext:value-type="string">
            <text:p>Le document n’est plus emprunter, l’utilisateur a un document de moins emprunter, la fiche d’emprunt est détruite</text:p>
          </table:table-cell>
          <table:table-cell table:style-name="ce14" office:value-type="string" calcext:value-type="string">
            <text:p>restitution du livre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4">
          <table:table-cell table:style-name="ce14" office:value-type="string" calcext:value-type="string">
            <text:p>CT27.2</text:p>
          </table:table-cell>
          <table:table-cell table:number-columns-repeated="2" table:style-name="ce14" office:value-type="string" calcext:value-type="string">
            <text:p>Non implémenté</text:p>
          </table:table-cell>
          <table:table-cell table:style-name="ce14" office:value-type="string" calcext:value-type="string">
            <text:p><text:span text:style-name="T2">Restituer un audio après que l’utilisateur n’a pas renouveler sa situation «  abonné </text:span> »</text:p>
          </table:table-cell>
          <table:table-cell table:style-name="ce14" office:value-type="string" calcext:value-type="string">
            <text:p><text:span text:style-name="T2">Créer une médiathèque avec un utilisateur, dans une catégorie type « abonné </text:span>» on passe le temps pour que le renouvellement de sa situation soit en retard) =&gt; on emrpunte un audio</text:p>
          </table:table-cell>
          <table:table-cell table:style-name="ce47" office:value-type="string" calcext:value-type="string">
            <text:p>Le document n’est plus emprunter, l’utilisateur a un document de moins emprunter, la fiche d’emprunt est détruite</text:p>
          </table:table-cell>
          <table:table-cell table:style-name="ce14" office:value-type="string" calcext:value-type="string">
            <text:p>restitution de l’audi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14">
          <table:table-cell table:style-name="ce14" office:value-type="string" calcext:value-type="string">
            <text:p>CT27.3</text:p>
          </table:table-cell>
          <table:table-cell table:number-columns-repeated="2" table:style-name="ce14" office:value-type="string" calcext:value-type="string">
            <text:p>Non implémenté</text:p>
          </table:table-cell>
          <table:table-cell table:style-name="ce14" office:value-type="string" calcext:value-type="string">
            <text:p><text:span text:style-name="T2">Restituer une vidéo après que l’utilisateur n’a pas renouveler sa situation «  abonné </text:span> »</text:p>
          </table:table-cell>
          <table:table-cell table:style-name="ce14" office:value-type="string" calcext:value-type="string">
            <text:p><text:span text:style-name="T2">Créer une médiathèque avec un utilisateur, dans une catégorie type « abonné </text:span>» on passe le temps pour que le renouvellement de sa situation soit en retard) =&gt; on emrpunte une vidéo</text:p>
          </table:table-cell>
          <table:table-cell table:style-name="ce47" office:value-type="string" calcext:value-type="string">
            <text:p>Le document n’est plus emprunter, l’utilisateur a un document de moins emprunter, la fiche d’emprunt est détruite</text:p>
          </table:table-cell>
          <table:table-cell table:style-name="ce14" office:value-type="string" calcext:value-type="string">
            <text:p>restitution de la vidéo (tous les postfixe respecté)</text:p>
          </table:table-cell>
          <table:table-cell table:style-name="ce14" office:value-type="string" calcext:value-type="string">
            <text:p>Non implémenté</text:p>
          </table:table-cell>
          <table:table-cell table:style-name="ce1"/>
          <table:table-cell table:number-columns-repeated="1015"/>
        </table:table-row>
        <table:table-row table:style-name="ro5">
          <table:table-cell table:style-name="ce1" table:number-columns-repeated="9"/>
          <table:table-cell table:number-columns-repeated="1015"/>
        </table:table-row>
        <table:table-row table:style-name="ro5">
          <table:table-cell table:number-columns-repeated="1024"/>
        </table:table-row>
        <table:table-row table:style-name="ro5">
          <table:table-cell/>
          <table:table-cell table:style-name="Default"/>
          <table:table-cell/>
          <table:table-cell table:style-name="Default"/>
          <table:table-cell table:number-columns-repeated="1020"/>
        </table:table-row>
        <table:table-row table:style-name="ro5" table:number-rows-repeated="2">
          <table:table-cell/>
          <table:table-cell table:style-name="Default"/>
          <table:table-cell table:number-columns-repeated="1022"/>
        </table:table-row>
        <table:table-row table:style-name="ro5" table:number-rows-repeated="9">
          <table:table-cell table:number-columns-repeated="1024"/>
        </table:table-row>
        <table:table-row table:style-name="ro5">
          <table:table-cell table:number-columns-repeated="3"/>
          <table:table-cell table:style-name="Default"/>
          <table:table-cell table:number-columns-repeated="1020"/>
        </table:table-row>
        <table:table-row table:style-name="ro5" table:number-rows-repeated="10484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3">00/00/0000</text:date>, <text:time style:data-style-name="N2" text:time-value="19:58:40.1451521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22:19:01.383845065</meta:creation-date>
    <dc:date>2021-12-13T20:51:54.895379649</dc:date>
    <meta:editing-duration>PT19H21M7S</meta:editing-duration>
    <meta:editing-cycles>26</meta:editing-cycles>
    <meta:generator>LibreOffice/6.4.7.2$Linux_X86_64 LibreOffice_project/40$Build-2</meta:generator>
    <meta:document-statistic meta:table-count="1" meta:cell-count="636" meta:object-count="0"/>
  </office:meta>
</office:document-meta>
</file>